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8" style:family="table-cell" style:parent-style-name="Default" style:data-style-name="N3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4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15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7.858125cm"/>
    </style:style>
    <style:style style:name="co4" style:family="table-column">
      <style:table-column-properties fo:break-before="auto" style:column-width="10.4510416666667cm"/>
    </style:style>
    <style:style style:name="co5" style:family="table-column">
      <style:table-column-properties fo:break-before="auto" style:column-width="8.8370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53458333333333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6.15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58.1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3.15pt" style:use-optimal-row-height="false" fo:break-before="auto"/>
    </style:style>
    <style:style style:name="ro7" style:family="table-row">
      <style:table-row-properties style:row-height="22.1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lFol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16364" table:default-cell-style-name="ce1"/>
        <table:table-row table:style-name="ro1">
          <table:table-cell office:value-type="string" table:number-columns-spanned="20" table:number-rows-spanned="1" table:style-name="ce15">
            <text:p><text:span text:style-name="T1">TABELA I</text:span>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17">
            <text:p><text:span text:style-name="T2">RESOLUÇÃO Nº 200, DE 10 DE JULHO DE 2019</text:span>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<text:span text:style-name="T3">Mês/Ano de Referencia:</text:span></text:p>
          </table:table-cell>
          <table:table-cell office:value-type="string" table:number-columns-spanned="19" table:number-rows-spanned="1" table:style-name="ce19">
            <text:p><text:span text:style-name="T3">Jul/2021</text:span>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style-name="ce3">
            <text:p><text:span text:style-name="T4">Matrícula</text:span></text:p>
          </table:table-cell>
          <table:table-cell office:value-type="string" table:style-name="ce3">
            <text:p><text:span text:style-name="T4">Nome</text:span></text:p>
          </table:table-cell>
          <table:table-cell office:value-type="string" table:style-name="ce3">
            <text:p><text:span text:style-name="T4">Cargo / Função</text:span></text:p>
          </table:table-cell>
          <table:table-cell office:value-type="string" table:style-name="ce3">
            <text:p><text:span text:style-name="T4">Lotação</text:span></text:p>
          </table:table-cell>
          <table:table-cell office:value-type="string" table:style-name="ce3">
            <text:p><text:span text:style-name="T4">Grupo</text:span></text:p>
          </table:table-cell>
          <table:table-cell office:value-type="string" table:number-columns-spanned="9" table:number-rows-spanned="1" table:style-name="ce21">
            <text:p><text:span text:style-name="T4">Rendimentos</text:span></text:p>
          </table:table-cell>
          <table:covered-table-cell table:number-columns-repeated="8"/>
          <table:table-cell office:value-type="string" table:number-columns-spanned="5" table:number-rows-spanned="1" table:style-name="ce21">
            <text:p><text:span text:style-name="T4">Descontos</text:span></text:p>
          </table:table-cell>
          <table:covered-table-cell table:number-columns-repeated="4"/>
          <table:table-cell office:value-type="string" table:style-name="ce3">
            <text:p><text:span text:style-name="T4">Rendimento Líquido Total (14)</text:span></text:p>
          </table:table-cell>
          <table:table-cell table:number-columns-repeated="16364"/>
        </table:table-row>
        <table:table-row table:style-name="ro4">
          <table:table-cell table:number-columns-repeated="5" table:style-name="ce4"/>
          <table:table-cell office:value-type="string" table:number-columns-spanned="2" table:number-rows-spanned="1" table:style-name="ce21">
            <text:p><text:span text:style-name="T4">Remuneração Básica</text:span></text:p>
          </table:table-cell>
          <table:covered-table-cell/>
          <table:table-cell office:value-type="string" table:number-columns-spanned="4" table:number-rows-spanned="1" table:style-name="ce21">
            <text:p><text:span text:style-name="T4">Remuneração Eventual ou Temporária</text:span></text:p>
          </table:table-cell>
          <table:covered-table-cell table:number-columns-repeated="3"/>
          <table:table-cell office:value-type="string" table:style-name="ce3">
            <text:p><text:span text:style-name="T4">Outras Remunerações Temporárias(7)</text:span></text:p>
          </table:table-cell>
          <table:table-cell office:value-type="string" table:style-name="ce3">
            <text:p><text:span text:style-name="T4">Verbas Indenizatórias(8)</text:span></text:p>
          </table:table-cell>
          <table:table-cell office:value-type="string" table:style-name="ce3">
            <text:p><text:span text:style-name="T4">Total de Rendimentos Brutos(9)</text:span></text:p>
          </table:table-cell>
          <table:table-cell office:value-type="string" table:number-columns-spanned="3" table:number-rows-spanned="1" table:style-name="ce21">
            <text:p><text:span text:style-name="T4">Obrigatórios/Legais</text:span></text:p>
          </table:table-cell>
          <table:covered-table-cell table:number-columns-repeated="2"/>
          <table:table-cell office:value-type="string" table:style-name="ce3">
            <text:p><text:span text:style-name="T4">Pessoais</text:span></text:p>
          </table:table-cell>
          <table:table-cell office:value-type="string" table:style-name="ce3">
            <text:p><text:span text:style-name="T4">Total de Descontos(13)</text:span></text:p>
          </table:table-cell>
          <table:table-cell table:style-name="ce4"/>
          <table:table-cell table:number-columns-repeated="16364"/>
        </table:table-row>
        <table:table-row table:style-name="ro5">
          <table:table-cell table:number-columns-repeated="5" table:style-name="ce4"/>
          <table:table-cell office:value-type="string" table:style-name="ce3">
            <text:p><text:span text:style-name="T4">Remuneração do Cargo Efetivo(1)</text:span></text:p>
          </table:table-cell>
          <table:table-cell office:value-type="string" table:style-name="ce3">
            <text:p><text:span text:style-name="T4">Outras Verbas Remuneratórias, Legais ou Judiciais(2)</text:span></text:p>
          </table:table-cell>
          <table:table-cell office:value-type="string" table:style-name="ce3">
            <text:p><text:span text:style-name="T4">Função de Confiança ou Cargo em Comissão(3)</text:span></text:p>
          </table:table-cell>
          <table:table-cell office:value-type="string" table:style-name="ce3">
            <text:p><text:span text:style-name="T4">Gratificação Natalina(4)</text:span></text:p>
          </table:table-cell>
          <table:table-cell office:value-type="string" table:style-name="ce3">
            <text:p><text:span text:style-name="T4">Férias (1/3 constitucional) (5)</text:span></text:p>
          </table:table-cell>
          <table:table-cell office:value-type="string" table:style-name="ce3">
            <text:p><text:span text:style-name="T4">Abono de Permanência(6)</text:span></text:p>
          </table:table-cell>
          <table:table-cell table:number-columns-repeated="3" table:style-name="ce4"/>
          <table:table-cell office:value-type="string" table:style-name="ce3">
            <text:p><text:span text:style-name="T4">Contribuição Previdenciária(10)</text:span></text:p>
          </table:table-cell>
          <table:table-cell office:value-type="string" table:style-name="ce3">
            <text:p><text:span text:style-name="T4">Imposto de Renda(11)</text:span></text:p>
          </table:table-cell>
          <table:table-cell office:value-type="string" table:style-name="ce3">
            <text:p><text:span text:style-name="T4">Retenção por Teto Constitucional(12)</text:span></text:p>
          </table:table-cell>
          <table:table-cell office:value-type="string" table:style-name="ce3">
            <text:p><text:span text:style-name="T4">Outros (12.1)</text:span></text:p>
          </table:table-cell>
          <table:table-cell table:number-columns-repeated="2" table:style-name="ce4"/>
          <table:table-cell table:number-columns-repeated="16364"/>
        </table:table-row>
        <table:table-row table:style-name="ro6">
          <table:table-cell office:value-type="float" office:value="36461" table:style-name="ce5">
            <text:p>36461</text:p>
          </table:table-cell>
          <table:table-cell office:value-type="string" table:style-name="ce6">
            <text:p><text:span text:style-name="T5">ABELARDO TOWNES DE CASTRO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17369.240000000002" table:style-name="ce7">
            <text:p>17.369,24</text:p>
          </table:table-cell>
          <table:table-cell office:value-type="float" office:value="29027.41" table:style-name="ce7">
            <text:p>29.027,41</text:p>
          </table:table-cell>
          <table:table-cell office:value-type="float" office:value="9803.7199999999993" table:style-name="ce7">
            <text:p>9.803,72</text:p>
          </table:table-cell>
          <table:table-cell table:number-columns-repeated="16364"/>
        </table:table-row>
        <table:table-row table:style-name="ro6">
          <table:table-cell office:value-type="float" office:value="38102" table:style-name="ce5">
            <text:p>38102</text:p>
          </table:table-cell>
          <table:table-cell office:value-type="string" table:style-name="ce6">
            <text:p><text:span text:style-name="T5">ADENILSON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COMBATE EVASAO FISC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7009.67" table:style-name="ce7">
            <text:p>7.009,67</text:p>
          </table:table-cell>
          <table:table-cell office:value-type="float" office:value="0" table:style-name="ce7">
            <text:p>0,00</text:p>
          </table:table-cell>
          <table:table-cell office:value-type="float" office:value="10681.66" table:style-name="ce7">
            <text:p>10.681,66</text:p>
          </table:table-cell>
          <table:table-cell office:value-type="float" office:value="22407.8" table:style-name="ce7">
            <text:p>22.407,80</text:p>
          </table:table-cell>
          <table:table-cell office:value-type="float" office:value="21476.7" table:style-name="ce7">
            <text:p>21.476,70</text:p>
          </table:table-cell>
          <table:table-cell table:number-columns-repeated="16364"/>
        </table:table-row>
        <table:table-row table:style-name="ro6">
          <table:table-cell office:value-type="float" office:value="43781" table:style-name="ce5">
            <text:p>43781</text:p>
          </table:table-cell>
          <table:table-cell office:value-type="string" table:style-name="ce6">
            <text:p><text:span text:style-name="T5">ALEKINE LOPES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DE HABITACAO E URBANISM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9432.9500000000007" table:style-name="ce7">
            <text:p>9.432,95</text:p>
          </table:table-cell>
          <table:table-cell office:value-type="float" office:value="21986.57" table:style-name="ce7">
            <text:p>21.986,57</text:p>
          </table:table-cell>
          <table:table-cell office:value-type="float" office:value="65108.63" table:style-name="ce7">
            <text:p>65.108,63</text:p>
          </table:table-cell>
          <table:table-cell office:value-type="float" office:value="4716.47" table:style-name="ce7">
            <text:p>4.716,47</text:p>
          </table:table-cell>
          <table:table-cell office:value-type="float" office:value="9535.77" table:style-name="ce7">
            <text:p>9.535,77</text:p>
          </table:table-cell>
          <table:table-cell office:value-type="float" office:value="0" table:style-name="ce7">
            <text:p>0,00</text:p>
          </table:table-cell>
          <table:table-cell office:value-type="float" office:value="4609.6499999999996" table:style-name="ce7">
            <text:p>4.609,65</text:p>
          </table:table-cell>
          <table:table-cell office:value-type="float" office:value="18861.89" table:style-name="ce7">
            <text:p>18.861,89</text:p>
          </table:table-cell>
          <table:table-cell office:value-type="float" office:value="46246.74" table:style-name="ce7">
            <text:p>46.246,74</text:p>
          </table:table-cell>
          <table:table-cell table:number-columns-repeated="16364"/>
        </table:table-row>
        <table:table-row table:style-name="ro6">
          <table:table-cell office:value-type="float" office:value="7101" table:style-name="ce5">
            <text:p>7101</text:p>
          </table:table-cell>
          <table:table-cell office:value-type="string" table:style-name="ce6">
            <text:p><text:span text:style-name="T5">ALESSANDRA GARCIA MARQU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 DO CONSUMIDOR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19999999998" table:style-name="ce7">
            <text:p>20.114,92</text:p>
          </table:table-cell>
          <table:table-cell office:value-type="float" office:value="53804.03" table:style-name="ce7">
            <text:p>53.804,0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417.27" table:style-name="ce7">
            <text:p>3.417,27</text:p>
          </table:table-cell>
          <table:table-cell office:value-type="float" office:value="15231.86" table:style-name="ce7">
            <text:p>15.231,86</text:p>
          </table:table-cell>
          <table:table-cell office:value-type="float" office:value="38572.17" table:style-name="ce7">
            <text:p>38.572,17</text:p>
          </table:table-cell>
          <table:table-cell table:number-columns-repeated="16364"/>
        </table:table-row>
        <table:table-row table:style-name="ro6">
          <table:table-cell office:value-type="float" office:value="16861" table:style-name="ce5">
            <text:p>16861</text:p>
          </table:table-cell>
          <table:table-cell office:value-type="string" table:style-name="ce6">
            <text:p><text:span text:style-name="T5">ALMIR FERNANDES B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48600.97" table:style-name="ce7">
            <text:p>48.600,97</text:p>
          </table:table-cell>
          <table:table-cell office:value-type="float" office:value="92059.93" table:style-name="ce7">
            <text:p>92.059,93</text:p>
          </table:table-cell>
          <table:table-cell office:value-type="float" office:value="4716.47" table:style-name="ce7">
            <text:p>4.716,47</text:p>
          </table:table-cell>
          <table:table-cell office:value-type="float" office:value="9732.69" table:style-name="ce7">
            <text:p>9.732,69</text:p>
          </table:table-cell>
          <table:table-cell office:value-type="float" office:value="0" table:style-name="ce7">
            <text:p>0,00</text:p>
          </table:table-cell>
          <table:table-cell office:value-type="float" office:value="21035.18" table:style-name="ce7">
            <text:p>21.035,18</text:p>
          </table:table-cell>
          <table:table-cell office:value-type="float" office:value="35484.339999999997" table:style-name="ce7">
            <text:p>35.484,34</text:p>
          </table:table-cell>
          <table:table-cell office:value-type="float" office:value="56575.59" table:style-name="ce7">
            <text:p>56.575,59</text:p>
          </table:table-cell>
          <table:table-cell table:number-columns-repeated="16364"/>
        </table:table-row>
        <table:table-row table:style-name="ro6">
          <table:table-cell office:value-type="float" office:value="7281" table:style-name="ce5">
            <text:p>7281</text:p>
          </table:table-cell>
          <table:table-cell office:value-type="string" table:style-name="ce6">
            <text:p><text:span text:style-name="T5">ALVARO LUIZ ARAUJO PER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8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414.6" table:style-name="ce7">
            <text:p>8.414,60</text:p>
          </table:table-cell>
          <table:table-cell office:value-type="float" office:value="1488.23" table:style-name="ce7">
            <text:p>1.488,23</text:p>
          </table:table-cell>
          <table:table-cell office:value-type="float" office:value="6106.28" table:style-name="ce7">
            <text:p>6.106,28</text:p>
          </table:table-cell>
          <table:table-cell office:value-type="float" office:value="20973.82" table:style-name="ce7">
            <text:p>20.973,82</text:p>
          </table:table-cell>
          <table:table-cell office:value-type="float" office:value="25127.06" table:style-name="ce7">
            <text:p>25.127,06</text:p>
          </table:table-cell>
          <table:table-cell table:number-columns-repeated="16364"/>
        </table:table-row>
        <table:table-row table:style-name="ro6">
          <table:table-cell office:value-type="float" office:value="55921" table:style-name="ce5">
            <text:p>55921</text:p>
          </table:table-cell>
          <table:table-cell office:value-type="string" table:style-name="ce6">
            <text:p><text:span text:style-name="T5">ANTONIO ALCESTE CALLIL DE CASTR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BUJA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99.47" table:style-name="ce7">
            <text:p>1.099,47</text:p>
          </table:table-cell>
          <table:table-cell office:value-type="float" office:value="20620.38" table:style-name="ce7">
            <text:p>20.620,38</text:p>
          </table:table-cell>
          <table:table-cell office:value-type="float" office:value="56924.97" table:style-name="ce7">
            <text:p>56.924,97</text:p>
          </table:table-cell>
          <table:table-cell office:value-type="float" office:value="4577.7299999999996" table:style-name="ce7">
            <text:p>4.577,73</text:p>
          </table:table-cell>
          <table:table-cell office:value-type="float" office:value="7751.25" table:style-name="ce7">
            <text:p>7.751,25</text:p>
          </table:table-cell>
          <table:table-cell office:value-type="float" office:value="0" table:style-name="ce7">
            <text:p>0,00</text:p>
          </table:table-cell>
          <table:table-cell office:value-type="float" office:value="6378.99" table:style-name="ce7">
            <text:p>6.378,99</text:p>
          </table:table-cell>
          <table:table-cell office:value-type="float" office:value="18707.97" table:style-name="ce7">
            <text:p>18.707,97</text:p>
          </table:table-cell>
          <table:table-cell office:value-type="float" office:value="38217" table:style-name="ce7">
            <text:p>38.217,00</text:p>
          </table:table-cell>
          <table:table-cell table:number-columns-repeated="16364"/>
        </table:table-row>
        <table:table-row table:style-name="ro6">
          <table:table-cell office:value-type="float" office:value="37782" table:style-name="ce5">
            <text:p>37782</text:p>
          </table:table-cell>
          <table:table-cell office:value-type="string" table:style-name="ce6">
            <text:p><text:span text:style-name="T5">ARETUZA DE ALMEIDA CRU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5820.02" table:style-name="ce7">
            <text:p>5.820,02</text:p>
          </table:table-cell>
          <table:table-cell office:value-type="float" office:value="18920.009999999998" table:style-name="ce7">
            <text:p>18.920,01</text:p>
          </table:table-cell>
          <table:table-cell office:value-type="float" office:value="24964.49" table:style-name="ce7">
            <text:p>24.964,49</text:p>
          </table:table-cell>
          <table:table-cell table:number-columns-repeated="16364"/>
        </table:table-row>
        <table:table-row table:style-name="ro6">
          <table:table-cell office:value-type="float" office:value="55961" table:style-name="ce5">
            <text:p>55961</text:p>
          </table:table-cell>
          <table:table-cell office:value-type="string" table:style-name="ce6">
            <text:p><text:span text:style-name="T5">AURE RIBEIRO NETO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UMULATIVA DE MANOEL URBAN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269.61" table:style-name="ce7">
            <text:p>20.269,6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55487.58" table:style-name="ce7">
            <text:p>55.487,58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10713.25" table:style-name="ce7">
            <text:p>10.713,25</text:p>
          </table:table-cell>
          <table:table-cell office:value-type="float" office:value="0" table:style-name="ce7">
            <text:p>0,00</text:p>
          </table:table-cell>
          <table:table-cell office:value-type="float" office:value="13028.7" table:style-name="ce7">
            <text:p>13.028,70</text:p>
          </table:table-cell>
          <table:table-cell office:value-type="float" office:value="27998.560000000001" table:style-name="ce7">
            <text:p>27.998,56</text:p>
          </table:table-cell>
          <table:table-cell office:value-type="float" office:value="27489.02" table:style-name="ce7">
            <text:p>27.489,02</text:p>
          </table:table-cell>
          <table:table-cell table:number-columns-repeated="16364"/>
        </table:table-row>
        <table:table-row table:style-name="ro6">
          <table:table-cell office:value-type="float" office:value="43881" table:style-name="ce5">
            <text:p>43881</text:p>
          </table:table-cell>
          <table:table-cell office:value-type="string" table:style-name="ce6">
            <text:p><text:span text:style-name="T5">BERNARDO FITERMAN ALB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360.82" table:style-name="ce7">
            <text:p>22.360,82</text:p>
          </table:table-cell>
          <table:table-cell office:value-type="float" office:value="61103.3" table:style-name="ce7">
            <text:p>61.103,3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5694.53" table:style-name="ce7">
            <text:p>5.694,53</text:p>
          </table:table-cell>
          <table:table-cell office:value-type="float" office:value="18898.79" table:style-name="ce7">
            <text:p>18.898,79</text:p>
          </table:table-cell>
          <table:table-cell office:value-type="float" office:value="42204.51" table:style-name="ce7">
            <text:p>42.204,51</text:p>
          </table:table-cell>
          <table:table-cell table:number-columns-repeated="16364"/>
        </table:table-row>
        <table:table-row table:style-name="ro6">
          <table:table-cell office:value-type="float" office:value="56331" table:style-name="ce5">
            <text:p>56331</text:p>
          </table:table-cell>
          <table:table-cell office:value-type="string" table:style-name="ce6">
            <text:p><text:span text:style-name="T5">BIANCA BERNARDES DE MORAES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IVE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11735.04" table:style-name="ce7">
            <text:p>11.735,04</text:p>
          </table:table-cell>
          <table:table-cell office:value-type="float" office:value="0" table:style-name="ce7">
            <text:p>0,00</text:p>
          </table:table-cell>
          <table:table-cell office:value-type="float" office:value="762.58" table:style-name="ce7">
            <text:p>762,58</text:p>
          </table:table-cell>
          <table:table-cell office:value-type="float" office:value="4973.58" table:style-name="ce7">
            <text:p>4.973,58</text:p>
          </table:table-cell>
          <table:table-cell office:value-type="float" office:value="52676.32" table:style-name="ce7">
            <text:p>52.676,32</text:p>
          </table:table-cell>
          <table:table-cell office:value-type="float" office:value="4577.7299999999996" table:style-name="ce7">
            <text:p>4.577,73</text:p>
          </table:table-cell>
          <table:table-cell office:value-type="float" office:value="10120.66" table:style-name="ce7">
            <text:p>10.120,66</text:p>
          </table:table-cell>
          <table:table-cell office:value-type="float" office:value="0" table:style-name="ce7">
            <text:p>0,00</text:p>
          </table:table-cell>
          <table:table-cell office:value-type="float" office:value="1999.61" table:style-name="ce7">
            <text:p>1.999,61</text:p>
          </table:table-cell>
          <table:table-cell office:value-type="float" office:value="16698" table:style-name="ce7">
            <text:p>16.698,00</text:p>
          </table:table-cell>
          <table:table-cell office:value-type="float" office:value="35978.32" table:style-name="ce7">
            <text:p>35.978,32</text:p>
          </table:table-cell>
          <table:table-cell table:number-columns-repeated="16364"/>
        </table:table-row>
        <table:table-row table:style-name="ro6">
          <table:table-cell office:value-type="float" office:value="54761" table:style-name="ce5">
            <text:p>54761</text:p>
          </table:table-cell>
          <table:table-cell office:value-type="string" table:style-name="ce6">
            <text:p><text:span text:style-name="T5">CARLOS AUGUSTO DA COSTA PESCAD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00.7" table:style-name="ce7">
            <text:p>4.800,7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631.83" table:style-name="ce7">
            <text:p>43.631,83</text:p>
          </table:table-cell>
          <table:table-cell office:value-type="float" office:value="4716.47" table:style-name="ce7">
            <text:p>4.716,47</text:p>
          </table:table-cell>
          <table:table-cell office:value-type="float" office:value="8418.31" table:style-name="ce7">
            <text:p>8.418,31</text:p>
          </table:table-cell>
          <table:table-cell office:value-type="float" office:value="0" table:style-name="ce7">
            <text:p>0,00</text:p>
          </table:table-cell>
          <table:table-cell office:value-type="float" office:value="3142.42" table:style-name="ce7">
            <text:p>3.142,42</text:p>
          </table:table-cell>
          <table:table-cell office:value-type="float" office:value="16277.2" table:style-name="ce7">
            <text:p>16.277,20</text:p>
          </table:table-cell>
          <table:table-cell office:value-type="float" office:value="27354.63" table:style-name="ce7">
            <text:p>27.354,63</text:p>
          </table:table-cell>
          <table:table-cell table:number-columns-repeated="16364"/>
        </table:table-row>
        <table:table-row table:style-name="ro6">
          <table:table-cell office:value-type="float" office:value="11201" table:style-name="ce5">
            <text:p>11201</text:p>
          </table:table-cell>
          <table:table-cell office:value-type="string" table:style-name="ce6">
            <text:p><text:span text:style-name="T5">CARLOS ROBERTO DA SILVA MAI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62.21" table:style-name="ce7">
            <text:p>5.062,21</text:p>
          </table:table-cell>
          <table:table-cell office:value-type="float" office:value="18913.13" table:style-name="ce7">
            <text:p>18.913,13</text:p>
          </table:table-cell>
          <table:table-cell office:value-type="float" office:value="64756.89" table:style-name="ce7">
            <text:p>64.756,89</text:p>
          </table:table-cell>
          <table:table-cell office:value-type="float" office:value="4964.71" table:style-name="ce7">
            <text:p>4.964,71</text:p>
          </table:table-cell>
          <table:table-cell office:value-type="float" office:value="8970.23" table:style-name="ce7">
            <text:p>8.970,23</text:p>
          </table:table-cell>
          <table:table-cell office:value-type="float" office:value="4909.1499999999996" table:style-name="ce7">
            <text:p>4.909,15</text:p>
          </table:table-cell>
          <table:table-cell office:value-type="float" office:value="9087.0300000000007" table:style-name="ce7">
            <text:p>9.087,03</text:p>
          </table:table-cell>
          <table:table-cell office:value-type="float" office:value="27931.119999999999" table:style-name="ce7">
            <text:p>27.931,12</text:p>
          </table:table-cell>
          <table:table-cell office:value-type="float" office:value="36825.769999999997" table:style-name="ce7">
            <text:p>36.825,77</text:p>
          </table:table-cell>
          <table:table-cell table:number-columns-repeated="16364"/>
        </table:table-row>
        <table:table-row table:style-name="ro6">
          <table:table-cell office:value-type="float" office:value="6981" table:style-name="ce5">
            <text:p>6981</text:p>
          </table:table-cell>
          <table:table-cell office:value-type="string" table:style-name="ce6">
            <text:p><text:span text:style-name="T5">CELSO JERONIMO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CORREGEDORIA GER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8865.56" table:style-name="ce7">
            <text:p>8.865,5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4611.82" table:style-name="ce7">
            <text:p>54.611,82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5034.46" table:style-name="ce7">
            <text:p>5.034,46</text:p>
          </table:table-cell>
          <table:table-cell office:value-type="float" office:value="7826.05" table:style-name="ce7">
            <text:p>7.826,05</text:p>
          </table:table-cell>
          <table:table-cell office:value-type="float" office:value="27761.52" table:style-name="ce7">
            <text:p>27.761,52</text:p>
          </table:table-cell>
          <table:table-cell office:value-type="float" office:value="26850.3" table:style-name="ce7">
            <text:p>26.850,30</text:p>
          </table:table-cell>
          <table:table-cell table:number-columns-repeated="16364"/>
        </table:table-row>
        <table:table-row table:style-name="ro6">
          <table:table-cell office:value-type="float" office:value="11121" table:style-name="ce5">
            <text:p>11121</text:p>
          </table:table-cell>
          <table:table-cell office:value-type="string" table:style-name="ce6">
            <text:p><text:span text:style-name="T5">COSMO LIMA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26195.55" table:style-name="ce7">
            <text:p>26.195,5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72296.429999999993" table:style-name="ce7">
            <text:p>72.296,43</text:p>
          </table:table-cell>
          <table:table-cell office:value-type="float" office:value="4964.71" table:style-name="ce7">
            <text:p>4.964,71</text:p>
          </table:table-cell>
          <table:table-cell office:value-type="float" office:value="14417.82" table:style-name="ce7">
            <text:p>14.417,82</text:p>
          </table:table-cell>
          <table:table-cell office:value-type="float" office:value="1488.23" table:style-name="ce7">
            <text:p>1.488,23</text:p>
          </table:table-cell>
          <table:table-cell office:value-type="float" office:value="8211.2999999999993" table:style-name="ce7">
            <text:p>8.211,30</text:p>
          </table:table-cell>
          <table:table-cell office:value-type="float" office:value="29082.06" table:style-name="ce7">
            <text:p>29.082,06</text:p>
          </table:table-cell>
          <table:table-cell office:value-type="float" office:value="43214.37" table:style-name="ce7">
            <text:p>43.214,37</text:p>
          </table:table-cell>
          <table:table-cell table:number-columns-repeated="16364"/>
        </table:table-row>
        <table:table-row table:style-name="ro6">
          <table:table-cell office:value-type="float" office:value="5784" table:style-name="ce5">
            <text:p>5784</text:p>
          </table:table-cell>
          <table:table-cell office:value-type="string" table:style-name="ce6">
            <text:p><text:span text:style-name="T5">DAISSON GOMES TEL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8326.55" table:style-name="ce7">
            <text:p>18.326,55</text:p>
          </table:table-cell>
          <table:table-cell office:value-type="float" office:value="48730.97" table:style-name="ce7">
            <text:p>48.730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321.29" table:style-name="ce7">
            <text:p>6.321,29</text:p>
          </table:table-cell>
          <table:table-cell office:value-type="float" office:value="0" table:style-name="ce7">
            <text:p>0,00</text:p>
          </table:table-cell>
          <table:table-cell office:value-type="float" office:value="6839.81" table:style-name="ce7">
            <text:p>6.839,81</text:p>
          </table:table-cell>
          <table:table-cell office:value-type="float" office:value="17417.71" table:style-name="ce7">
            <text:p>17.417,71</text:p>
          </table:table-cell>
          <table:table-cell office:value-type="float" office:value="31313.26" table:style-name="ce7">
            <text:p>31.313,26</text:p>
          </table:table-cell>
          <table:table-cell table:number-columns-repeated="16364"/>
        </table:table-row>
        <table:table-row table:style-name="ro6">
          <table:table-cell office:value-type="float" office:value="13501" table:style-name="ce5">
            <text:p>13501</text:p>
          </table:table-cell>
          <table:table-cell office:value-type="string" table:style-name="ce6">
            <text:p><text:span text:style-name="T5">DANILO LOVISARO DO NASCIMEN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1631.89" table:style-name="ce7">
            <text:p>21.631,89</text:p>
          </table:table-cell>
          <table:table-cell office:value-type="float" office:value="62413.440000000002" table:style-name="ce7">
            <text:p>62.413,44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1488.23" table:style-name="ce7">
            <text:p>1.488,23</text:p>
          </table:table-cell>
          <table:table-cell office:value-type="float" office:value="16565.54" table:style-name="ce7">
            <text:p>16.565,54</text:p>
          </table:table-cell>
          <table:table-cell office:value-type="float" office:value="31589.49" table:style-name="ce7">
            <text:p>31.589,49</text:p>
          </table:table-cell>
          <table:table-cell office:value-type="float" office:value="30823.95" table:style-name="ce7">
            <text:p>30.823,95</text:p>
          </table:table-cell>
          <table:table-cell table:number-columns-repeated="16364"/>
        </table:table-row>
        <table:table-row table:style-name="ro6">
          <table:table-cell office:value-type="float" office:value="37271" table:style-name="ce5">
            <text:p>37271</text:p>
          </table:table-cell>
          <table:table-cell office:value-type="string" table:style-name="ce6">
            <text:p><text:span text:style-name="T5">DAYAN MOREIRA ALBUQUERQU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32.02" table:style-name="ce7">
            <text:p>3.032,02</text:p>
          </table:table-cell>
          <table:table-cell office:value-type="float" office:value="18056.12" table:style-name="ce7">
            <text:p>18.056,12</text:p>
          </table:table-cell>
          <table:table-cell office:value-type="float" office:value="59830.62" table:style-name="ce7">
            <text:p>59.830,62</text:p>
          </table:table-cell>
          <table:table-cell office:value-type="float" office:value="4716.47" table:style-name="ce7">
            <text:p>4.716,47</text:p>
          </table:table-cell>
          <table:table-cell office:value-type="float" office:value="6721.75" table:style-name="ce7">
            <text:p>6.721,75</text:p>
          </table:table-cell>
          <table:table-cell office:value-type="float" office:value="2481.1799999999998" table:style-name="ce7">
            <text:p>2.481,18</text:p>
          </table:table-cell>
          <table:table-cell office:value-type="float" office:value="10467.89" table:style-name="ce7">
            <text:p>10.467,89</text:p>
          </table:table-cell>
          <table:table-cell office:value-type="float" office:value="24387.29" table:style-name="ce7">
            <text:p>24.387,29</text:p>
          </table:table-cell>
          <table:table-cell office:value-type="float" office:value="35443.33" table:style-name="ce7">
            <text:p>35.443,33</text:p>
          </table:table-cell>
          <table:table-cell table:number-columns-repeated="16364"/>
        </table:table-row>
        <table:table-row table:style-name="ro6">
          <table:table-cell office:value-type="float" office:value="43831" table:style-name="ce5">
            <text:p>43831</text:p>
          </table:table-cell>
          <table:table-cell office:value-type="string" table:style-name="ce6">
            <text:p><text:span text:style-name="T5">DIANA SORAIA TABALIPA PIMENT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3884.5" table:style-name="ce7">
            <text:p>43.884,50</text:p>
          </table:table-cell>
          <table:table-cell office:value-type="float" office:value="82626.98" table:style-name="ce7">
            <text:p>82.626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573.169999999998" table:style-name="ce7">
            <text:p>16.573,17</text:p>
          </table:table-cell>
          <table:table-cell office:value-type="float" office:value="66053.81" table:style-name="ce7">
            <text:p>66.053,81</text:p>
          </table:table-cell>
          <table:table-cell table:number-columns-repeated="16364"/>
        </table:table-row>
        <table:table-row table:style-name="ro6">
          <table:table-cell office:value-type="float" office:value="43722" table:style-name="ce5">
            <text:p>43722</text:p>
          </table:table-cell>
          <table:table-cell office:value-type="string" table:style-name="ce6">
            <text:p><text:span text:style-name="T5">DULCE HELENA DE FREITAS F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3 PROMOTORIA DE JUST CRIMINAL <text:s/>VIOL DOM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73.78" table:style-name="ce7">
            <text:p>673,78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9504.910000000003" table:style-name="ce7">
            <text:p>39.504,91</text:p>
          </table:table-cell>
          <table:table-cell office:value-type="float" office:value="4716.47" table:style-name="ce7">
            <text:p>4.716,47</text:p>
          </table:table-cell>
          <table:table-cell office:value-type="float" office:value="7283.41" table:style-name="ce7">
            <text:p>7.283,4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999.88" table:style-name="ce7">
            <text:p>11.999,88</text:p>
          </table:table-cell>
          <table:table-cell office:value-type="float" office:value="27505.03" table:style-name="ce7">
            <text:p>27.505,03</text:p>
          </table:table-cell>
          <table:table-cell table:number-columns-repeated="16364"/>
        </table:table-row>
        <table:table-row table:style-name="ro6">
          <table:table-cell office:value-type="float" office:value="13841" table:style-name="ce5">
            <text:p>13841</text:p>
          </table:table-cell>
          <table:table-cell office:value-type="string" table:style-name="ce6">
            <text:p><text:span text:style-name="T5">EFRAIN ENRIQUE MENDOZA MENDIVIL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20114.919999999998" table:style-name="ce7">
            <text:p>20.114,92</text:p>
          </table:table-cell>
          <table:table-cell office:value-type="float" office:value="68604.03" table:style-name="ce7">
            <text:p>68.604,03</text:p>
          </table:table-cell>
          <table:table-cell office:value-type="float" office:value="6788.47" table:style-name="ce7">
            <text:p>6.788,47</text:p>
          </table:table-cell>
          <table:table-cell office:value-type="float" office:value="9127.41" table:style-name="ce7">
            <text:p>9.127,41</text:p>
          </table:table-cell>
          <table:table-cell office:value-type="float" office:value="0" table:style-name="ce7">
            <text:p>0,00</text:p>
          </table:table-cell>
          <table:table-cell office:value-type="float" office:value="6061.7" table:style-name="ce7">
            <text:p>6.061,70</text:p>
          </table:table-cell>
          <table:table-cell office:value-type="float" office:value="21977.58" table:style-name="ce7">
            <text:p>21.977,58</text:p>
          </table:table-cell>
          <table:table-cell office:value-type="float" office:value="46626.45" table:style-name="ce7">
            <text:p>46.626,45</text:p>
          </table:table-cell>
          <table:table-cell table:number-columns-repeated="16364"/>
        </table:table-row>
        <table:table-row table:style-name="ro6">
          <table:table-cell office:value-type="float" office:value="43742" table:style-name="ce5">
            <text:p>43742</text:p>
          </table:table-cell>
          <table:table-cell office:value-type="string" table:style-name="ce6">
            <text:p><text:span text:style-name="T5">ELIANE MISAE KINOSHI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2081.71" table:style-name="ce7">
            <text:p>2.081,71</text:p>
          </table:table-cell>
          <table:table-cell office:value-type="float" office:value="14770.61" table:style-name="ce7">
            <text:p>14.770,61</text:p>
          </table:table-cell>
          <table:table-cell office:value-type="float" office:value="27429.43" table:style-name="ce7">
            <text:p>27.429,43</text:p>
          </table:table-cell>
          <table:table-cell table:number-columns-repeated="16364"/>
        </table:table-row>
        <table:table-row table:style-name="ro6">
          <table:table-cell office:value-type="float" office:value="49421" table:style-name="ce5">
            <text:p>49421</text:p>
          </table:table-cell>
          <table:table-cell office:value-type="string" table:style-name="ce6">
            <text:p><text:span text:style-name="T5">ERICK CAVALCANTI LINHARES LIM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700" table:style-name="ce7">
            <text:p>700,00</text:p>
          </table:table-cell>
          <table:table-cell office:value-type="float" office:value="331.37" table:style-name="ce7">
            <text:p>331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31.3699999999999" table:style-name="ce7">
            <text:p>1.031,37</text:p>
          </table:table-cell>
          <table:table-cell office:value-type="float" office:value="3968.63" table:style-name="ce7">
            <text:p>3.968,6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5">
            <text:p>46023</text:p>
          </table:table-cell>
          <table:table-cell office:value-type="string" table:style-name="ce6">
            <text:p><text:span text:style-name="T5">FERNANDO HENRIQUE SANTOS TER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516.01" table:style-name="ce7">
            <text:p>1.516,01</text:p>
          </table:table-cell>
          <table:table-cell office:value-type="float" office:value="20114.919999999998" table:style-name="ce7">
            <text:p>20.114,92</text:p>
          </table:table-cell>
          <table:table-cell office:value-type="float" office:value="55320.04" table:style-name="ce7">
            <text:p>55.32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515.02" table:style-name="ce7">
            <text:p>7.515,02</text:p>
          </table:table-cell>
          <table:table-cell office:value-type="float" office:value="0" table:style-name="ce7">
            <text:p>0,00</text:p>
          </table:table-cell>
          <table:table-cell office:value-type="float" office:value="6613.03" table:style-name="ce7">
            <text:p>6.613,03</text:p>
          </table:table-cell>
          <table:table-cell office:value-type="float" office:value="18844.52" table:style-name="ce7">
            <text:p>18.844,52</text:p>
          </table:table-cell>
          <table:table-cell office:value-type="float" office:value="36475.519999999997" table:style-name="ce7">
            <text:p>36.475,52</text:p>
          </table:table-cell>
          <table:table-cell table:number-columns-repeated="16364"/>
        </table:table-row>
        <table:table-row table:style-name="ro6">
          <table:table-cell office:value-type="float" office:value="44341" table:style-name="ce5">
            <text:p>44341</text:p>
          </table:table-cell>
          <table:table-cell office:value-type="string" table:style-name="ce6">
            <text:p><text:span text:style-name="T5">FERNANDO REGIS CEMBRAN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19999999998" table:style-name="ce7">
            <text:p>20.114,92</text:p>
          </table:table-cell>
          <table:table-cell office:value-type="float" office:value="53804.03" table:style-name="ce7">
            <text:p>53.804,03</text:p>
          </table:table-cell>
          <table:table-cell office:value-type="float" office:value="4716.47" table:style-name="ce7">
            <text:p>4.716,47</text:p>
          </table:table-cell>
          <table:table-cell office:value-type="float" office:value="6889.57" table:style-name="ce7">
            <text:p>6.889,57</text:p>
          </table:table-cell>
          <table:table-cell office:value-type="float" office:value="0" table:style-name="ce7">
            <text:p>0,00</text:p>
          </table:table-cell>
          <table:table-cell office:value-type="float" office:value="9714.56" table:style-name="ce7">
            <text:p>9.714,56</text:p>
          </table:table-cell>
          <table:table-cell office:value-type="float" office:value="21320.6" table:style-name="ce7">
            <text:p>21.320,60</text:p>
          </table:table-cell>
          <table:table-cell office:value-type="float" office:value="32483.43" table:style-name="ce7">
            <text:p>32.483,43</text:p>
          </table:table-cell>
          <table:table-cell table:number-columns-repeated="16364"/>
        </table:table-row>
        <table:table-row table:style-name="ro6">
          <table:table-cell office:value-type="float" office:value="10821" table:style-name="ce5">
            <text:p>10821</text:p>
          </table:table-cell>
          <table:table-cell office:value-type="string" table:style-name="ce6">
            <text:p><text:span text:style-name="T5">FLAVIO AUGUSTO SIQUEIRA DE OLIV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5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54.1999999999998" table:style-name="ce7">
            <text:p>2.454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08.3" table:style-name="ce7">
            <text:p>5.308,30</text:p>
          </table:table-cell>
          <table:table-cell office:value-type="float" office:value="0" table:style-name="ce7">
            <text:p>0,00</text:p>
          </table:table-cell>
          <table:table-cell office:value-type="float" office:value="43741.13" table:style-name="ce7">
            <text:p>43.741,13</text:p>
          </table:table-cell>
          <table:table-cell office:value-type="float" office:value="86965.85" table:style-name="ce7">
            <text:p>86.965,85</text:p>
          </table:table-cell>
          <table:table-cell office:value-type="float" office:value="5308.29" table:style-name="ce7">
            <text:p>5.308,29</text:p>
          </table:table-cell>
          <table:table-cell office:value-type="float" office:value="9453.3799999999992" table:style-name="ce7">
            <text:p>9.453,38</text:p>
          </table:table-cell>
          <table:table-cell office:value-type="float" office:value="0" table:style-name="ce7">
            <text:p>0,00</text:p>
          </table:table-cell>
          <table:table-cell office:value-type="float" office:value="26201.35" table:style-name="ce7">
            <text:p>26.201,35</text:p>
          </table:table-cell>
          <table:table-cell office:value-type="float" office:value="40963.019999999997" table:style-name="ce7">
            <text:p>40.963,02</text:p>
          </table:table-cell>
          <table:table-cell office:value-type="float" office:value="46002.83" table:style-name="ce7">
            <text:p>46.002,83</text:p>
          </table:table-cell>
          <table:table-cell table:number-columns-repeated="16364"/>
        </table:table-row>
        <table:table-row table:style-name="ro6">
          <table:table-cell office:value-type="float" office:value="43752" table:style-name="ce5">
            <text:p>43752</text:p>
          </table:table-cell>
          <table:table-cell office:value-type="string" table:style-name="ce6">
            <text:p><text:span text:style-name="T5">FLAVIO BUSSAB DELLA LIBE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PORT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.89" table:style-name="ce7">
            <text:p>336,89</text:p>
          </table:table-cell>
          <table:table-cell office:value-type="float" office:value="19197.78" table:style-name="ce7">
            <text:p>19.197,78</text:p>
          </table:table-cell>
          <table:table-cell office:value-type="float" office:value="51539.32" table:style-name="ce7">
            <text:p>51.539,32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6688.11" table:style-name="ce7">
            <text:p>6.688,11</text:p>
          </table:table-cell>
          <table:table-cell office:value-type="float" office:value="0" table:style-name="ce7">
            <text:p>0,00</text:p>
          </table:table-cell>
          <table:table-cell office:value-type="float" office:value="5299.98" table:style-name="ce7">
            <text:p>5.299,98</text:p>
          </table:table-cell>
          <table:table-cell office:value-type="float" office:value="16468.740000000002" table:style-name="ce7">
            <text:p>16.468,74</text:p>
          </table:table-cell>
          <table:table-cell office:value-type="float" office:value="35070.58" table:style-name="ce7">
            <text:p>35.070,58</text:p>
          </table:table-cell>
          <table:table-cell table:number-columns-repeated="16364"/>
        </table:table-row>
        <table:table-row table:style-name="ro6">
          <table:table-cell office:value-type="float" office:value="13761" table:style-name="ce5">
            <text:p>13761</text:p>
          </table:table-cell>
          <table:table-cell office:value-type="string" table:style-name="ce6">
            <text:p><text:span text:style-name="T5">FRANCISCO JOSE MAIA GUED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22.2800000000007" table:style-name="ce7">
            <text:p>8.422,28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1969.89" table:style-name="ce7">
            <text:p>51.969,89</text:p>
          </table:table-cell>
          <table:table-cell office:value-type="float" office:value="4716.47" table:style-name="ce7">
            <text:p>4.716,47</text:p>
          </table:table-cell>
          <table:table-cell office:value-type="float" office:value="10450.59" table:style-name="ce7">
            <text:p>10.450,59</text:p>
          </table:table-cell>
          <table:table-cell office:value-type="float" office:value="0" table:style-name="ce7">
            <text:p>0,00</text:p>
          </table:table-cell>
          <table:table-cell office:value-type="float" office:value="8618.2900000000009" table:style-name="ce7">
            <text:p>8.618,29</text:p>
          </table:table-cell>
          <table:table-cell office:value-type="float" office:value="23785.35" table:style-name="ce7">
            <text:p>23.785,35</text:p>
          </table:table-cell>
          <table:table-cell office:value-type="float" office:value="28184.54" table:style-name="ce7">
            <text:p>28.184,54</text:p>
          </table:table-cell>
          <table:table-cell table:number-columns-repeated="16364"/>
        </table:table-row>
        <table:table-row table:style-name="ro6">
          <table:table-cell office:value-type="float" office:value="36891" table:style-name="ce5">
            <text:p>36891</text:p>
          </table:table-cell>
          <table:table-cell office:value-type="string" table:style-name="ce6">
            <text:p><text:span text:style-name="T5">FRANCISCO JOSE NUNES CAVALCANT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9513.49" table:style-name="ce7">
            <text:p>9.513,49</text:p>
          </table:table-cell>
          <table:table-cell office:value-type="float" office:value="21223.8" table:style-name="ce7">
            <text:p>21.223,80</text:p>
          </table:table-cell>
          <table:table-cell office:value-type="float" office:value="17607.330000000002" table:style-name="ce7">
            <text:p>17.607,33</text:p>
          </table:table-cell>
          <table:table-cell table:number-columns-repeated="16364"/>
        </table:table-row>
        <table:table-row table:style-name="ro6">
          <table:table-cell office:value-type="float" office:value="6631" table:style-name="ce5">
            <text:p>6631</text:p>
          </table:table-cell>
          <table:table-cell office:value-type="string" table:style-name="ce6">
            <text:p><text:span text:style-name="T5">GETULIO BARBOSA DE ANDRAD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957.9" table:style-name="ce7">
            <text:p>1.957,9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90.58" table:style-name="ce7">
            <text:p>4.990,58</text:p>
          </table:table-cell>
          <table:table-cell office:value-type="float" office:value="5053.37" table:style-name="ce7">
            <text:p>5.053,37</text:p>
          </table:table-cell>
          <table:table-cell office:value-type="float" office:value="23203.22" table:style-name="ce7">
            <text:p>23.203,22</text:p>
          </table:table-cell>
          <table:table-cell office:value-type="float" office:value="68894.179999999993" table:style-name="ce7">
            <text:p>68.894,18</text:p>
          </table:table-cell>
          <table:table-cell office:value-type="float" office:value="4990.58" table:style-name="ce7">
            <text:p>4.990,58</text:p>
          </table:table-cell>
          <table:table-cell office:value-type="float" office:value="8099.34" table:style-name="ce7">
            <text:p>8.099,34</text:p>
          </table:table-cell>
          <table:table-cell office:value-type="float" office:value="1407.06" table:style-name="ce7">
            <text:p>1.407,06</text:p>
          </table:table-cell>
          <table:table-cell office:value-type="float" office:value="13389.99" table:style-name="ce7">
            <text:p>13.389,99</text:p>
          </table:table-cell>
          <table:table-cell office:value-type="float" office:value="27886.97" table:style-name="ce7">
            <text:p>27.886,97</text:p>
          </table:table-cell>
          <table:table-cell office:value-type="float" office:value="41007.21" table:style-name="ce7">
            <text:p>41.007,21</text:p>
          </table:table-cell>
          <table:table-cell table:number-columns-repeated="16364"/>
        </table:table-row>
        <table:table-row table:style-name="ro6">
          <table:table-cell office:value-type="float" office:value="7361" table:style-name="ce5">
            <text:p>7361</text:p>
          </table:table-cell>
          <table:table-cell office:value-type="string" table:style-name="ce6">
            <text:p><text:span text:style-name="T5">GILCELY EVANGELISTA DE ARAUJO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9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5710.03" table:style-name="ce7">
            <text:p>25.710,03</text:p>
          </table:table-cell>
          <table:table-cell office:value-type="float" office:value="66491.58" table:style-name="ce7">
            <text:p>66.491,58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1488.23" table:style-name="ce7">
            <text:p>1.488,23</text:p>
          </table:table-cell>
          <table:table-cell office:value-type="float" office:value="23525.73" table:style-name="ce7">
            <text:p>23.525,73</text:p>
          </table:table-cell>
          <table:table-cell office:value-type="float" office:value="38549.68" table:style-name="ce7">
            <text:p>38.549,68</text:p>
          </table:table-cell>
          <table:table-cell office:value-type="float" office:value="27941.9" table:style-name="ce7">
            <text:p>27.941,90</text:p>
          </table:table-cell>
          <table:table-cell table:number-columns-repeated="16364"/>
        </table:table-row>
        <table:table-row table:style-name="ro6">
          <table:table-cell office:value-type="float" office:value="781" table:style-name="ce12">
            <text:p>781</text:p>
          </table:table-cell>
          <table:table-cell office:value-type="string" table:style-name="ce13">
            <text:p>GISELLE MUBARAC DETONI</text:p>
          </table:table-cell>
          <table:table-cell office:value-type="string" table:style-name="ce13">
            <text:p><text:span text:style-name="T5">PROCURADOR DE JUSTICA</text:span></text:p>
          </table:table-cell>
          <table:table-cell office:value-type="string" table:style-name="ce13">
            <text:p><text:span text:style-name="T5">1 PROCURADORIA DE JUSTICA CRIMINAL</text:span></text:p>
          </table:table-cell>
          <table:table-cell office:value-type="string" table:style-name="ce13">
            <text:p><text:span text:style-name="T5">MEMBROS PROCURADORES</text:span></text:p>
          </table:table-cell>
          <table:table-cell office:value-type="float" office:value="35462.22" table:style-name="ce14">
            <text:p>35.462,22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office:value-type="float" office:value="26951.29" table:style-name="ce14">
            <text:p>26.951,29</text:p>
          </table:table-cell>
          <table:table-cell office:value-type="float" office:value="4964.71" table:style-name="ce14">
            <text:p>4.964,71</text:p>
          </table:table-cell>
          <table:table-cell office:value-type="float" office:value="16300" table:style-name="ce14">
            <text:p>16.300,00</text:p>
          </table:table-cell>
          <table:table-cell office:value-type="float" office:value="5319.33" table:style-name="ce14">
            <text:p>5.319,33</text:p>
          </table:table-cell>
          <table:table-cell office:value-type="float" office:value="88997.55" table:style-name="ce14">
            <text:p>88.997,55</text:p>
          </table:table-cell>
          <table:table-cell office:value-type="float" office:value="7036.71" table:style-name="ce14">
            <text:p>7.036,71</text:p>
          </table:table-cell>
          <table:table-cell office:value-type="float" office:value="18055.830000000002" table:style-name="ce14">
            <text:p>18.055,83</text:p>
          </table:table-cell>
          <table:table-cell office:value-type="float" office:value="0" table:style-name="ce14">
            <text:p>0,00</text:p>
          </table:table-cell>
          <table:table-cell office:value-type="float" office:value="4078.15" table:style-name="ce14">
            <text:p>4.078,15</text:p>
          </table:table-cell>
          <table:table-cell office:value-type="float" office:value="29170.69" table:style-name="ce14">
            <text:p>29.170,69</text:p>
          </table:table-cell>
          <table:table-cell office:value-type="float" office:value="59826.86" table:style-name="ce14">
            <text:p>59.826,86</text:p>
          </table:table-cell>
          <table:table-cell table:number-columns-repeated="16364"/>
        </table:table-row>
        <table:table-row table:style-name="ro6">
          <table:table-cell office:value-type="float" office:value="41061" table:style-name="ce5">
            <text:p>41061</text:p>
          </table:table-cell>
          <table:table-cell office:value-type="string" table:style-name="ce6">
            <text:p><text:span text:style-name="T5">GLAUCIO NEY SHIROMA OSH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DEFESA DA SAUD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19999999998" table:style-name="ce7">
            <text:p>20.114,92</text:p>
          </table:table-cell>
          <table:table-cell office:value-type="float" office:value="53804.03" table:style-name="ce7">
            <text:p>53.804,0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4934.3900000000003" table:style-name="ce7">
            <text:p>4.934,39</text:p>
          </table:table-cell>
          <table:table-cell office:value-type="float" office:value="16644.7" table:style-name="ce7">
            <text:p>16.644,70</text:p>
          </table:table-cell>
          <table:table-cell office:value-type="float" office:value="37159.33" table:style-name="ce7">
            <text:p>37.159,33</text:p>
          </table:table-cell>
          <table:table-cell table:number-columns-repeated="16364"/>
        </table:table-row>
        <table:table-row table:style-name="ro6">
          <table:table-cell office:value-type="float" office:value="43772" table:style-name="ce5">
            <text:p>43772</text:p>
          </table:table-cell>
          <table:table-cell office:value-type="string" table:style-name="ce6">
            <text:p><text:span text:style-name="T5">ILDON MAXIMIANO PERES NET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0 PROMOTORIA DE JUSTICA CRIMINAL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360.82" table:style-name="ce7">
            <text:p>22.360,82</text:p>
          </table:table-cell>
          <table:table-cell office:value-type="float" office:value="61103.3" table:style-name="ce7">
            <text:p>61.103,30</text:p>
          </table:table-cell>
          <table:table-cell office:value-type="float" office:value="4716.47" table:style-name="ce7">
            <text:p>4.716,47</text:p>
          </table:table-cell>
          <table:table-cell office:value-type="float" office:value="6066.56" table:style-name="ce7">
            <text:p>6.066,56</text:p>
          </table:table-cell>
          <table:table-cell office:value-type="float" office:value="0" table:style-name="ce7">
            <text:p>0,00</text:p>
          </table:table-cell>
          <table:table-cell office:value-type="float" office:value="13542.23" table:style-name="ce7">
            <text:p>13.542,23</text:p>
          </table:table-cell>
          <table:table-cell office:value-type="float" office:value="24325.26" table:style-name="ce7">
            <text:p>24.325,26</text:p>
          </table:table-cell>
          <table:table-cell office:value-type="float" office:value="36778.04" table:style-name="ce7">
            <text:p>36.778,04</text:p>
          </table:table-cell>
          <table:table-cell table:number-columns-repeated="16364"/>
        </table:table-row>
        <table:table-row table:style-name="ro6">
          <table:table-cell office:value-type="float" office:value="43762" table:style-name="ce5">
            <text:p>43762</text:p>
          </table:table-cell>
          <table:table-cell office:value-type="string" table:style-name="ce6">
            <text:p><text:span text:style-name="T5">IVERSON RODRIGO MONTEIRO CERQUEIRA BUE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O MEIO AMBIENTE DO JURU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4684.3900000000003" table:style-name="ce7">
            <text:p>4.684,39</text:p>
          </table:table-cell>
          <table:table-cell office:value-type="float" office:value="17836.52" table:style-name="ce7">
            <text:p>17.836,52</text:p>
          </table:table-cell>
          <table:table-cell office:value-type="float" office:value="26047.98" table:style-name="ce7">
            <text:p>26.047,98</text:p>
          </table:table-cell>
          <table:table-cell table:number-columns-repeated="16364"/>
        </table:table-row>
        <table:table-row table:style-name="ro6">
          <table:table-cell office:value-type="float" office:value="36621" table:style-name="ce5">
            <text:p>36621</text:p>
          </table:table-cell>
          <table:table-cell office:value-type="string" table:style-name="ce6">
            <text:p><text:span text:style-name="T5">JOANA D ARC DIAS MARTIN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21.35" table:style-name="ce7">
            <text:p>2.021,35</text:p>
          </table:table-cell>
          <table:table-cell office:value-type="float" office:value="21986.57" table:style-name="ce7">
            <text:p>21.986,57</text:p>
          </table:table-cell>
          <table:table-cell office:value-type="float" office:value="57697.03" table:style-name="ce7">
            <text:p>57.697,03</text:p>
          </table:table-cell>
          <table:table-cell office:value-type="float" office:value="4716.47" table:style-name="ce7">
            <text:p>4.716,47</text:p>
          </table:table-cell>
          <table:table-cell office:value-type="float" office:value="7653.99" table:style-name="ce7">
            <text:p>7.653,99</text:p>
          </table:table-cell>
          <table:table-cell office:value-type="float" office:value="0" table:style-name="ce7">
            <text:p>0,00</text:p>
          </table:table-cell>
          <table:table-cell office:value-type="float" office:value="4884.93" table:style-name="ce7">
            <text:p>4.884,93</text:p>
          </table:table-cell>
          <table:table-cell office:value-type="float" office:value="17255.39" table:style-name="ce7">
            <text:p>17.255,39</text:p>
          </table:table-cell>
          <table:table-cell office:value-type="float" office:value="40441.64" table:style-name="ce7">
            <text:p>40.441,64</text:p>
          </table:table-cell>
          <table:table-cell table:number-columns-repeated="16364"/>
        </table:table-row>
        <table:table-row table:style-name="ro6">
          <table:table-cell office:value-type="float" office:value="56201" table:style-name="ce5">
            <text:p>56201</text:p>
          </table:table-cell>
          <table:table-cell office:value-type="string" table:style-name="ce6">
            <text:p><text:span text:style-name="T5">JOSE LUCIVAN NERY DE LIM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RIMINAL DE PLACIDO DE CASTR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62.58" table:style-name="ce7">
            <text:p>762,58</text:p>
          </table:table-cell>
          <table:table-cell office:value-type="float" office:value="4973.58" table:style-name="ce7">
            <text:p>4.973,58</text:p>
          </table:table-cell>
          <table:table-cell office:value-type="float" office:value="40941.279999999999" table:style-name="ce7">
            <text:p>40.941,28</text:p>
          </table:table-cell>
          <table:table-cell office:value-type="float" office:value="4577.7299999999996" table:style-name="ce7">
            <text:p>4.577,73</text:p>
          </table:table-cell>
          <table:table-cell office:value-type="float" office:value="7606.46" table:style-name="ce7">
            <text:p>7.606,46</text:p>
          </table:table-cell>
          <table:table-cell office:value-type="float" office:value="0" table:style-name="ce7">
            <text:p>0,00</text:p>
          </table:table-cell>
          <table:table-cell office:value-type="float" office:value="5434.45" table:style-name="ce7">
            <text:p>5.434,45</text:p>
          </table:table-cell>
          <table:table-cell office:value-type="float" office:value="17618.64" table:style-name="ce7">
            <text:p>17.618,64</text:p>
          </table:table-cell>
          <table:table-cell office:value-type="float" office:value="23322.639999999999" table:style-name="ce7">
            <text:p>23.322,64</text:p>
          </table:table-cell>
          <table:table-cell table:number-columns-repeated="16364"/>
        </table:table-row>
        <table:table-row table:style-name="ro6">
          <table:table-cell office:value-type="float" office:value="16351" table:style-name="ce5">
            <text:p>16351</text:p>
          </table:table-cell>
          <table:table-cell office:value-type="string" table:style-name="ce6">
            <text:p><text:span text:style-name="T5">JOSE RUY DA SILVEIRA LINO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547.61" table:style-name="ce7">
            <text:p>43.547,61</text:p>
          </table:table-cell>
          <table:table-cell office:value-type="float" office:value="4716.47" table:style-name="ce7">
            <text:p>4.716,47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33.73" table:style-name="ce7">
            <text:p>16.933,73</text:p>
          </table:table-cell>
          <table:table-cell office:value-type="float" office:value="26613.88" table:style-name="ce7">
            <text:p>26.613,88</text:p>
          </table:table-cell>
          <table:table-cell table:number-columns-repeated="16364"/>
        </table:table-row>
        <table:table-row table:style-name="ro6">
          <table:table-cell office:value-type="float" office:value="5783" table:style-name="ce5">
            <text:p>5783</text:p>
          </table:table-cell>
          <table:table-cell office:value-type="string" table:style-name="ce6">
            <text:p><text:span text:style-name="T5">JULEANDRO MARTINS DE OLIVEIRA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05.27" table:style-name="ce7">
            <text:p>7.105,27</text:p>
          </table:table-cell>
          <table:table-cell office:value-type="float" office:value="0" table:style-name="ce7">
            <text:p>0,00</text:p>
          </table:table-cell>
          <table:table-cell office:value-type="float" office:value="14184.63" table:style-name="ce7">
            <text:p>14.184,63</text:p>
          </table:table-cell>
          <table:table-cell office:value-type="float" office:value="25546.51" table:style-name="ce7">
            <text:p>25.546,51</text:p>
          </table:table-cell>
          <table:table-cell office:value-type="float" office:value="12711.9" table:style-name="ce7">
            <text:p>12.711,90</text:p>
          </table:table-cell>
          <table:table-cell table:number-columns-repeated="16364"/>
        </table:table-row>
        <table:table-row table:style-name="ro6">
          <table:table-cell office:value-type="float" office:value="54741" table:style-name="ce5">
            <text:p>54741</text:p>
          </table:table-cell>
          <table:table-cell office:value-type="string" table:style-name="ce6">
            <text:p><text:span text:style-name="T5">JULIANA MAXIMIANO HOFF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5688.84" table:style-name="ce7">
            <text:p>15.688,84</text:p>
          </table:table-cell>
          <table:table-cell office:value-type="float" office:value="23142.29" table:style-name="ce7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56211" table:style-name="ce5">
            <text:p>56211</text:p>
          </table:table-cell>
          <table:table-cell office:value-type="string" table:style-name="ce6">
            <text:p><text:span text:style-name="T5">JULIO CESAR DE MEDEIROS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24705.35" table:style-name="ce7">
            <text:p>24.705,35</text:p>
          </table:table-cell>
          <table:table-cell office:value-type="float" office:value="0" table:style-name="ce7">
            <text:p>0,00</text:p>
          </table:table-cell>
          <table:table-cell office:value-type="float" office:value="1423.35" table:style-name="ce7">
            <text:p>1.423,35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8328.740000000005" table:style-name="ce7">
            <text:p>68.328,74</text:p>
          </table:table-cell>
          <table:table-cell office:value-type="float" office:value="4915.74" table:style-name="ce7">
            <text:p>4.915,74</text:p>
          </table:table-cell>
          <table:table-cell office:value-type="float" office:value="13582.48" table:style-name="ce7">
            <text:p>13.582,48</text:p>
          </table:table-cell>
          <table:table-cell office:value-type="float" office:value="0" table:style-name="ce7">
            <text:p>0,00</text:p>
          </table:table-cell>
          <table:table-cell office:value-type="float" office:value="5826.78" table:style-name="ce7">
            <text:p>5.826,78</text:p>
          </table:table-cell>
          <table:table-cell office:value-type="float" office:value="24325" table:style-name="ce7">
            <text:p>24.325,00</text:p>
          </table:table-cell>
          <table:table-cell office:value-type="float" office:value="44003.74" table:style-name="ce7">
            <text:p>44.003,74</text:p>
          </table:table-cell>
          <table:table-cell table:number-columns-repeated="16364"/>
        </table:table-row>
        <table:table-row table:style-name="ro6">
          <table:table-cell office:value-type="float" office:value="7521" table:style-name="ce5">
            <text:p>7521</text:p>
          </table:table-cell>
          <table:table-cell office:value-type="string" table:style-name="ce6">
            <text:p><text:span text:style-name="T5">KATIA REJANE DE ARAUJO RODRIGU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10638.67" table:style-name="ce7">
            <text:p>10.638,6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6384.93" table:style-name="ce7">
            <text:p>56.384,93</text:p>
          </table:table-cell>
          <table:table-cell office:value-type="float" office:value="107450.53" table:style-name="ce7">
            <text:p>107.450,53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6807.57" table:style-name="ce7">
            <text:p>6.807,57</text:p>
          </table:table-cell>
          <table:table-cell office:value-type="float" office:value="4428.1499999999996" table:style-name="ce7">
            <text:p>4.428,15</text:p>
          </table:table-cell>
          <table:table-cell office:value-type="float" office:value="26136.73" table:style-name="ce7">
            <text:p>26.136,73</text:p>
          </table:table-cell>
          <table:table-cell office:value-type="float" office:value="81313.8" table:style-name="ce7">
            <text:p>81.313,80</text:p>
          </table:table-cell>
          <table:table-cell table:number-columns-repeated="16364"/>
        </table:table-row>
        <table:table-row table:style-name="ro6">
          <table:table-cell office:value-type="float" office:value="43702" table:style-name="ce5">
            <text:p>43702</text:p>
          </table:table-cell>
          <table:table-cell office:value-type="string" table:style-name="ce6">
            <text:p><text:span text:style-name="T5">LAURA CRISTINA DE ALMEIDA MIRAND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5688.84" table:style-name="ce7">
            <text:p>15.688,84</text:p>
          </table:table-cell>
          <table:table-cell office:value-type="float" office:value="23142.29" table:style-name="ce7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37001" table:style-name="ce5">
            <text:p>37001</text:p>
          </table:table-cell>
          <table:table-cell office:value-type="string" table:style-name="ce6">
            <text:p><text:span text:style-name="T5">LEANDRO PORTELA STEFFE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IREITOS HUMANOS E CIDADAN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3884.5" table:style-name="ce7">
            <text:p>43.884,50</text:p>
          </table:table-cell>
          <table:table-cell office:value-type="float" office:value="82626.98" table:style-name="ce7">
            <text:p>82.626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2023.44" table:style-name="ce7">
            <text:p>2.023,44</text:p>
          </table:table-cell>
          <table:table-cell office:value-type="float" office:value="15175.57" table:style-name="ce7">
            <text:p>15.175,57</text:p>
          </table:table-cell>
          <table:table-cell office:value-type="float" office:value="67451.41" table:style-name="ce7">
            <text:p>67.451,41</text:p>
          </table:table-cell>
          <table:table-cell table:number-columns-repeated="16364"/>
        </table:table-row>
        <table:table-row table:style-name="ro6">
          <table:table-cell office:value-type="float" office:value="43811" table:style-name="ce5">
            <text:p>43811</text:p>
          </table:table-cell>
          <table:table-cell office:value-type="string" table:style-name="ce6">
            <text:p><text:span text:style-name="T5">LEONARDO HONORATO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A CRIANCA E ADOLESCENTE CRZ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057.81" table:style-name="ce7">
            <text:p>16.057,81</text:p>
          </table:table-cell>
          <table:table-cell office:value-type="float" office:value="26142.23" table:style-name="ce7">
            <text:p>26.142,23</text:p>
          </table:table-cell>
          <table:table-cell table:number-columns-repeated="16364"/>
        </table:table-row>
        <table:table-row table:style-name="ro6">
          <table:table-cell office:value-type="float" office:value="56181" table:style-name="ce5">
            <text:p>56181</text:p>
          </table:table-cell>
          <table:table-cell office:value-type="string" table:style-name="ce6">
            <text:p><text:span text:style-name="T5">LUANA DINIZ LIRIO MACI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459.41" table:style-name="ce7">
            <text:p>22.459,4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1290.54" table:style-name="ce7">
            <text:p>61.290,54</text:p>
          </table:table-cell>
          <table:table-cell office:value-type="float" office:value="4716.47" table:style-name="ce7">
            <text:p>4.716,47</text:p>
          </table:table-cell>
          <table:table-cell office:value-type="float" office:value="12405.1" table:style-name="ce7">
            <text:p>12.405,10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20995.82" table:style-name="ce7">
            <text:p>20.995,82</text:p>
          </table:table-cell>
          <table:table-cell office:value-type="float" office:value="40294.720000000001" table:style-name="ce7">
            <text:p>40.294,72</text:p>
          </table:table-cell>
          <table:table-cell table:number-columns-repeated="16364"/>
        </table:table-row>
        <table:table-row table:style-name="ro6">
          <table:table-cell office:value-type="float" office:value="47001" table:style-name="ce5">
            <text:p>47001</text:p>
          </table:table-cell>
          <table:table-cell office:value-type="string" table:style-name="ce6">
            <text:p><text:span text:style-name="T5">LUIS HENRIQUE CORREA ROLIM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IVE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5664.12" table:style-name="ce7">
            <text:p>5.664,12</text:p>
          </table:table-cell>
          <table:table-cell office:value-type="float" office:value="0" table:style-name="ce7">
            <text:p>0,00</text:p>
          </table:table-cell>
          <table:table-cell office:value-type="float" office:value="15052.16" table:style-name="ce7">
            <text:p>15.052,16</text:p>
          </table:table-cell>
          <table:table-cell office:value-type="float" office:value="25432.75" table:style-name="ce7">
            <text:p>25.432,75</text:p>
          </table:table-cell>
          <table:table-cell office:value-type="float" office:value="13398.38" table:style-name="ce7">
            <text:p>13.398,38</text:p>
          </table:table-cell>
          <table:table-cell table:number-columns-repeated="16364"/>
        </table:table-row>
        <table:table-row table:style-name="ro6">
          <table:table-cell office:value-type="float" office:value="55931" table:style-name="ce5">
            <text:p>55931</text:p>
          </table:table-cell>
          <table:table-cell office:value-type="string" table:style-name="ce6">
            <text:p><text:span text:style-name="T5">MANUELA CANUTO DE SANTANA FARHAT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MANCIO LIM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24705.35" table:style-name="ce7">
            <text:p>24.705,35</text:p>
          </table:table-cell>
          <table:table-cell office:value-type="float" office:value="0" table:style-name="ce7">
            <text:p>0,00</text:p>
          </table:table-cell>
          <table:table-cell office:value-type="float" office:value="802.76" table:style-name="ce7">
            <text:p>802,76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7708.149999999994" table:style-name="ce7">
            <text:p>67.708,15</text:p>
          </table:table-cell>
          <table:table-cell office:value-type="float" office:value="4818.6499999999996" table:style-name="ce7">
            <text:p>4.818,65</text:p>
          </table:table-cell>
          <table:table-cell office:value-type="float" office:value="14037.56" table:style-name="ce7">
            <text:p>14.037,56</text:p>
          </table:table-cell>
          <table:table-cell office:value-type="float" office:value="0" table:style-name="ce7">
            <text:p>0,00</text:p>
          </table:table-cell>
          <table:table-cell office:value-type="float" office:value="466.38" table:style-name="ce7">
            <text:p>466,38</text:p>
          </table:table-cell>
          <table:table-cell office:value-type="float" office:value="19322.59" table:style-name="ce7">
            <text:p>19.322,59</text:p>
          </table:table-cell>
          <table:table-cell office:value-type="float" office:value="48385.56" table:style-name="ce7">
            <text:p>48.385,56</text:p>
          </table:table-cell>
          <table:table-cell table:number-columns-repeated="16364"/>
        </table:table-row>
        <table:table-row table:style-name="ro6">
          <table:table-cell office:value-type="float" office:value="43682" table:style-name="ce5">
            <text:p>43682</text:p>
          </table:table-cell>
          <table:table-cell office:value-type="string" table:style-name="ce6">
            <text:p><text:span text:style-name="T5">MARCELA CRISTINA OZORI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6">
          <table:table-cell office:value-type="float" office:value="40921" table:style-name="ce5">
            <text:p>40921</text:p>
          </table:table-cell>
          <table:table-cell office:value-type="string" table:style-name="ce6">
            <text:p><text:span text:style-name="T5">MARCO AURELIO RIBE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3884.5" table:style-name="ce7">
            <text:p>43.884,50</text:p>
          </table:table-cell>
          <table:table-cell office:value-type="float" office:value="82626.98" table:style-name="ce7">
            <text:p>82.626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8133.16" table:style-name="ce7">
            <text:p>8.133,16</text:p>
          </table:table-cell>
          <table:table-cell office:value-type="float" office:value="0" table:style-name="ce7">
            <text:p>0,00</text:p>
          </table:table-cell>
          <table:table-cell office:value-type="float" office:value="3425.62" table:style-name="ce7">
            <text:p>3.425,62</text:p>
          </table:table-cell>
          <table:table-cell office:value-type="float" office:value="16275.25" table:style-name="ce7">
            <text:p>16.275,25</text:p>
          </table:table-cell>
          <table:table-cell office:value-type="float" office:value="66351.73" table:style-name="ce7">
            <text:p>66.351,73</text:p>
          </table:table-cell>
          <table:table-cell table:number-columns-repeated="16364"/>
        </table:table-row>
        <table:table-row table:style-name="ro6">
          <table:table-cell office:value-type="float" office:value="41081" table:style-name="ce5">
            <text:p>41081</text:p>
          </table:table-cell>
          <table:table-cell office:value-type="string" table:style-name="ce6">
            <text:p><text:span text:style-name="T5">MARCOS ANTONIO GALIN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5027.08" table:style-name="ce7">
            <text:p>15.027,08</text:p>
          </table:table-cell>
          <table:table-cell office:value-type="float" office:value="23804.05" table:style-name="ce7">
            <text:p>23.804,05</text:p>
          </table:table-cell>
          <table:table-cell table:number-columns-repeated="16364"/>
        </table:table-row>
        <table:table-row table:style-name="ro6">
          <table:table-cell office:value-type="float" office:value="43841" table:style-name="ce5">
            <text:p>43841</text:p>
          </table:table-cell>
          <table:table-cell office:value-type="string" table:style-name="ce6">
            <text:p><text:span text:style-name="T5">MARIA FATIMA RIBEIRO TEIX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 DO CONTROLE EXTERN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924.25" table:style-name="ce7">
            <text:p>3.924,25</text:p>
          </table:table-cell>
          <table:table-cell office:value-type="float" office:value="17128.509999999998" table:style-name="ce7">
            <text:p>17.128,51</text:p>
          </table:table-cell>
          <table:table-cell office:value-type="float" office:value="26755.99" table:style-name="ce7">
            <text:p>26.755,99</text:p>
          </table:table-cell>
          <table:table-cell table:number-columns-repeated="16364"/>
        </table:table-row>
        <table:table-row table:style-name="ro6">
          <table:table-cell office:value-type="float" office:value="36971" table:style-name="ce5">
            <text:p>36971</text:p>
          </table:table-cell>
          <table:table-cell office:value-type="string" table:style-name="ce6">
            <text:p><text:span text:style-name="T5">MARIANO JEORGE DE SOUSA MEL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106.74" table:style-name="ce7">
            <text:p>10.106,74</text:p>
          </table:table-cell>
          <table:table-cell office:value-type="float" office:value="20114.919999999998" table:style-name="ce7">
            <text:p>20.114,92</text:p>
          </table:table-cell>
          <table:table-cell office:value-type="float" office:value="63910.77" table:style-name="ce7">
            <text:p>63.910,77</text:p>
          </table:table-cell>
          <table:table-cell office:value-type="float" office:value="4716.47" table:style-name="ce7">
            <text:p>4.716,47</text:p>
          </table:table-cell>
          <table:table-cell office:value-type="float" office:value="9825.34" table:style-name="ce7">
            <text:p>9.825,34</text:p>
          </table:table-cell>
          <table:table-cell office:value-type="float" office:value="0" table:style-name="ce7">
            <text:p>0,00</text:p>
          </table:table-cell>
          <table:table-cell office:value-type="float" office:value="7851.77" table:style-name="ce7">
            <text:p>7.851,77</text:p>
          </table:table-cell>
          <table:table-cell office:value-type="float" office:value="22393.58" table:style-name="ce7">
            <text:p>22.393,58</text:p>
          </table:table-cell>
          <table:table-cell office:value-type="float" office:value="41517.19" table:style-name="ce7">
            <text:p>41.517,19</text:p>
          </table:table-cell>
          <table:table-cell table:number-columns-repeated="16364"/>
        </table:table-row>
        <table:table-row table:style-name="ro6">
          <table:table-cell office:value-type="float" office:value="13681" table:style-name="ce5">
            <text:p>13681</text:p>
          </table:table-cell>
          <table:table-cell office:value-type="string" table:style-name="ce6">
            <text:p><text:span text:style-name="T5">MERI CRISTINA AMARAL GONCALV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MEIO AMBIENTE BAIX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77.0999999999999" table:style-name="ce7">
            <text:p>1.077,1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9908.230000000003" table:style-name="ce7">
            <text:p>39.908,23</text:p>
          </table:table-cell>
          <table:table-cell office:value-type="float" office:value="4867.26" table:style-name="ce7">
            <text:p>4.867,26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5396.45" table:style-name="ce7">
            <text:p>5.396,45</text:p>
          </table:table-cell>
          <table:table-cell office:value-type="float" office:value="17257.55" table:style-name="ce7">
            <text:p>17.257,55</text:p>
          </table:table-cell>
          <table:table-cell office:value-type="float" office:value="22650.68" table:style-name="ce7">
            <text:p>22.650,68</text:p>
          </table:table-cell>
          <table:table-cell table:number-columns-repeated="16364"/>
        </table:table-row>
        <table:table-row table:style-name="ro6">
          <table:table-cell office:value-type="float" office:value="16781" table:style-name="ce5">
            <text:p>16781</text:p>
          </table:table-cell>
          <table:table-cell office:value-type="string" table:style-name="ce6">
            <text:p><text:span text:style-name="T5">MYRNA TEIXEIRA MENDO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ESA DO PATRIMONI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8600.98" table:style-name="ce7">
            <text:p>48.600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9784.82" table:style-name="ce7">
            <text:p>9.784,82</text:p>
          </table:table-cell>
          <table:table-cell office:value-type="float" office:value="0" table:style-name="ce7">
            <text:p>0,00</text:p>
          </table:table-cell>
          <table:table-cell office:value-type="float" office:value="23205.87" table:style-name="ce7">
            <text:p>23.205,87</text:p>
          </table:table-cell>
          <table:table-cell office:value-type="float" office:value="37707.160000000003" table:style-name="ce7">
            <text:p>37.707,16</text:p>
          </table:table-cell>
          <table:table-cell office:value-type="float" office:value="10893.82" table:style-name="ce7">
            <text:p>10.893,82</text:p>
          </table:table-cell>
          <table:table-cell table:number-columns-repeated="16364"/>
        </table:table-row>
        <table:table-row table:style-name="ro6">
          <table:table-cell office:value-type="float" office:value="38761" table:style-name="ce5">
            <text:p>38761</text:p>
          </table:table-cell>
          <table:table-cell office:value-type="string" table:style-name="ce6">
            <text:p><text:span text:style-name="T5">NELMA ARAUJO MELO DE SIQU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6871.47" table:style-name="ce7">
            <text:p>26.871,47</text:p>
          </table:table-cell>
          <table:table-cell office:value-type="float" office:value="70330.429999999993" table:style-name="ce7">
            <text:p>70.330,43</text:p>
          </table:table-cell>
          <table:table-cell office:value-type="float" office:value="4716.47" table:style-name="ce7">
            <text:p>4.716,47</text:p>
          </table:table-cell>
          <table:table-cell office:value-type="float" office:value="9628.41" table:style-name="ce7">
            <text:p>9.628,41</text:p>
          </table:table-cell>
          <table:table-cell office:value-type="float" office:value="0" table:style-name="ce7">
            <text:p>0,00</text:p>
          </table:table-cell>
          <table:table-cell office:value-type="float" office:value="4571.74" table:style-name="ce7">
            <text:p>4.571,74</text:p>
          </table:table-cell>
          <table:table-cell office:value-type="float" office:value="18916.62" table:style-name="ce7">
            <text:p>18.916,62</text:p>
          </table:table-cell>
          <table:table-cell office:value-type="float" office:value="51413.81" table:style-name="ce7">
            <text:p>51.413,81</text:p>
          </table:table-cell>
          <table:table-cell table:number-columns-repeated="16364"/>
        </table:table-row>
        <table:table-row table:style-name="ro6">
          <table:table-cell office:value-type="float" office:value="54731" table:style-name="ce5">
            <text:p>54731</text:p>
          </table:table-cell>
          <table:table-cell office:value-type="string" table:style-name="ce6">
            <text:p><text:span text:style-name="T5">OCIMAR DA SILVA SAL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84.92" table:style-name="ce7">
            <text:p>4.884,92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716.05" table:style-name="ce7">
            <text:p>43.716,05</text:p>
          </table:table-cell>
          <table:table-cell office:value-type="float" office:value="4716.47" table:style-name="ce7">
            <text:p>4.716,47</text:p>
          </table:table-cell>
          <table:table-cell office:value-type="float" office:value="8337.19" table:style-name="ce7">
            <text:p>8.337,19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7688.05" table:style-name="ce7">
            <text:p>17.688,05</text:p>
          </table:table-cell>
          <table:table-cell office:value-type="float" office:value="26028" table:style-name="ce7">
            <text:p>26.028,00</text:p>
          </table:table-cell>
          <table:table-cell table:number-columns-repeated="16364"/>
        </table:table-row>
        <table:table-row table:style-name="ro6">
          <table:table-cell office:value-type="float" office:value="11041" table:style-name="ce5">
            <text:p>11041</text:p>
          </table:table-cell>
          <table:table-cell office:value-type="string" table:style-name="ce6">
            <text:p><text:span text:style-name="T5">OSWALDO D ALBUQUERQUE LIMA NE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4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140.23" table:style-name="ce7">
            <text:p>17.140,23</text:p>
          </table:table-cell>
          <table:table-cell office:value-type="float" office:value="52602.45" table:style-name="ce7">
            <text:p>52.602,45</text:p>
          </table:table-cell>
          <table:table-cell office:value-type="float" office:value="4964.71" table:style-name="ce7">
            <text:p>4.964,71</text:p>
          </table:table-cell>
          <table:table-cell office:value-type="float" office:value="7517.46" table:style-name="ce7">
            <text:p>7.517,46</text:p>
          </table:table-cell>
          <table:table-cell office:value-type="float" office:value="0" table:style-name="ce7">
            <text:p>0,00</text:p>
          </table:table-cell>
          <table:table-cell office:value-type="float" office:value="15421.42" table:style-name="ce7">
            <text:p>15.421,42</text:p>
          </table:table-cell>
          <table:table-cell office:value-type="float" office:value="27903.59" table:style-name="ce7">
            <text:p>27.903,59</text:p>
          </table:table-cell>
          <table:table-cell office:value-type="float" office:value="24698.86" table:style-name="ce7">
            <text:p>24.698,86</text:p>
          </table:table-cell>
          <table:table-cell table:number-columns-repeated="16364"/>
        </table:table-row>
        <table:table-row table:style-name="ro6">
          <table:table-cell office:value-type="float" office:value="6551" table:style-name="ce5">
            <text:p>6551</text:p>
          </table:table-cell>
          <table:table-cell office:value-type="string" table:style-name="ce6">
            <text:p><text:span text:style-name="T5">PATRICIA DE AMORIM REG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506.93" table:style-name="ce7">
            <text:p>32.506,93</text:p>
          </table:table-cell>
          <table:table-cell office:value-type="float" office:value="73288.479999999996" table:style-name="ce7">
            <text:p>73.288,48</text:p>
          </table:table-cell>
          <table:table-cell office:value-type="float" office:value="4964.71" table:style-name="ce7">
            <text:p>4.964,71</text:p>
          </table:table-cell>
          <table:table-cell office:value-type="float" office:value="8414.6" table:style-name="ce7">
            <text:p>8.414,60</text:p>
          </table:table-cell>
          <table:table-cell office:value-type="float" office:value="1488.23" table:style-name="ce7">
            <text:p>1.488,23</text:p>
          </table:table-cell>
          <table:table-cell office:value-type="float" office:value="16251.37" table:style-name="ce7">
            <text:p>16.251,37</text:p>
          </table:table-cell>
          <table:table-cell office:value-type="float" office:value="31118.91" table:style-name="ce7">
            <text:p>31.118,91</text:p>
          </table:table-cell>
          <table:table-cell office:value-type="float" office:value="42169.57" table:style-name="ce7">
            <text:p>42.169,57</text:p>
          </table:table-cell>
          <table:table-cell table:number-columns-repeated="16364"/>
        </table:table-row>
        <table:table-row table:style-name="ro6">
          <table:table-cell office:value-type="float" office:value="43851" table:style-name="ce5">
            <text:p>43851</text:p>
          </table:table-cell>
          <table:table-cell office:value-type="string" table:style-name="ce6">
            <text:p><text:span text:style-name="T5">PATRICIA PAULA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6687" table:style-name="ce7">
            <text:p>6.687,00</text:p>
          </table:table-cell>
          <table:table-cell office:value-type="float" office:value="0" table:style-name="ce7">
            <text:p>0,00</text:p>
          </table:table-cell>
          <table:table-cell office:value-type="float" office:value="10027.65" table:style-name="ce7">
            <text:p>10.027,65</text:p>
          </table:table-cell>
          <table:table-cell office:value-type="float" office:value="21431.119999999999" table:style-name="ce7">
            <text:p>21.431,12</text:p>
          </table:table-cell>
          <table:table-cell office:value-type="float" office:value="22453.38" table:style-name="ce7">
            <text:p>22.453,38</text:p>
          </table:table-cell>
          <table:table-cell table:number-columns-repeated="16364"/>
        </table:table-row>
        <table:table-row table:style-name="ro6">
          <table:table-cell office:value-type="float" office:value="57811" table:style-name="ce5">
            <text:p>57811</text:p>
          </table:table-cell>
          <table:table-cell office:value-type="string" table:style-name="ce6">
            <text:p><text:span text:style-name="T5">PAULIANE MEZABARBA SANCH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217.01" table:style-name="ce7">
            <text:p>6.217,01</text:p>
          </table:table-cell>
          <table:table-cell office:value-type="float" office:value="0" table:style-name="ce7">
            <text:p>0,00</text:p>
          </table:table-cell>
          <table:table-cell office:value-type="float" office:value="3440.49" table:style-name="ce7">
            <text:p>3.440,49</text:p>
          </table:table-cell>
          <table:table-cell office:value-type="float" office:value="13914.11" table:style-name="ce7">
            <text:p>13.914,11</text:p>
          </table:table-cell>
          <table:table-cell office:value-type="float" office:value="21303.86" table:style-name="ce7">
            <text:p>21.303,86</text:p>
          </table:table-cell>
          <table:table-cell table:number-columns-repeated="16364"/>
        </table:table-row>
        <table:table-row table:style-name="ro6">
          <table:table-cell office:value-type="float" office:value="49762" table:style-name="ce5">
            <text:p>49762</text:p>
          </table:table-cell>
          <table:table-cell office:value-type="string" table:style-name="ce6">
            <text:p><text:span text:style-name="T5">RAFAEL MACIEL DA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459.41" table:style-name="ce7">
            <text:p>22.459,4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1290.54" table:style-name="ce7">
            <text:p>61.290,54</text:p>
          </table:table-cell>
          <table:table-cell office:value-type="float" office:value="4716.47" table:style-name="ce7">
            <text:p>4.716,47</text:p>
          </table:table-cell>
          <table:table-cell office:value-type="float" office:value="12405.1" table:style-name="ce7">
            <text:p>12.405,10</text:p>
          </table:table-cell>
          <table:table-cell office:value-type="float" office:value="0" table:style-name="ce7">
            <text:p>0,00</text:p>
          </table:table-cell>
          <table:table-cell office:value-type="float" office:value="4655.2299999999996" table:style-name="ce7">
            <text:p>4.655,23</text:p>
          </table:table-cell>
          <table:table-cell office:value-type="float" office:value="21776.799999999999" table:style-name="ce7">
            <text:p>21.776,80</text:p>
          </table:table-cell>
          <table:table-cell office:value-type="float" office:value="39513.74" table:style-name="ce7">
            <text:p>39.513,74</text:p>
          </table:table-cell>
          <table:table-cell table:number-columns-repeated="16364"/>
        </table:table-row>
        <table:table-row table:style-name="ro6">
          <table:table-cell office:value-type="float" office:value="13921" table:style-name="ce5">
            <text:p>13921</text:p>
          </table:table-cell>
          <table:table-cell office:value-type="string" table:style-name="ce6">
            <text:p><text:span text:style-name="T5">RICARDO COELHO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JUST ESP DE DEF DA EDUCACA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35088.019999999997" table:style-name="ce7">
            <text:p>35.088,02</text:p>
          </table:table-cell>
          <table:table-cell office:value-type="float" office:value="73830.5" table:style-name="ce7">
            <text:p>73.830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9216.23" table:style-name="ce7">
            <text:p>9.216,23</text:p>
          </table:table-cell>
          <table:table-cell office:value-type="float" office:value="22316.22" table:style-name="ce7">
            <text:p>22.316,22</text:p>
          </table:table-cell>
          <table:table-cell office:value-type="float" office:value="51514.28" table:style-name="ce7">
            <text:p>51.514,28</text:p>
          </table:table-cell>
          <table:table-cell table:number-columns-repeated="16364"/>
        </table:table-row>
        <table:table-row table:style-name="ro6">
          <table:table-cell office:value-type="float" office:value="7601" table:style-name="ce5">
            <text:p>7601</text:p>
          </table:table-cell>
          <table:table-cell office:value-type="string" table:style-name="ce6">
            <text:p><text:span text:style-name="T5">RITA DE CASSIA NOGUEIRA LIM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64.71" table:style-name="ce7">
            <text:p>6.464,71</text:p>
          </table:table-cell>
          <table:table-cell office:value-type="float" office:value="0" table:style-name="ce7">
            <text:p>0,00</text:p>
          </table:table-cell>
          <table:table-cell office:value-type="float" office:value="25650.93" table:style-name="ce7">
            <text:p>25.650,93</text:p>
          </table:table-cell>
          <table:table-cell office:value-type="float" office:value="72897.19" table:style-name="ce7">
            <text:p>72.897,19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488.23" table:style-name="ce7">
            <text:p>1.488,23</text:p>
          </table:table-cell>
          <table:table-cell office:value-type="float" office:value="8198.6" table:style-name="ce7">
            <text:p>8.198,60</text:p>
          </table:table-cell>
          <table:table-cell office:value-type="float" office:value="24587.84" table:style-name="ce7">
            <text:p>24.587,84</text:p>
          </table:table-cell>
          <table:table-cell office:value-type="float" office:value="48309.35" table:style-name="ce7">
            <text:p>48.309,35</text:p>
          </table:table-cell>
          <table:table-cell table:number-columns-repeated="16364"/>
        </table:table-row>
        <table:table-row table:style-name="ro6">
          <table:table-cell office:value-type="float" office:value="36381" table:style-name="ce5">
            <text:p>36381</text:p>
          </table:table-cell>
          <table:table-cell office:value-type="string" table:style-name="ce6">
            <text:p><text:span text:style-name="T5">RODRIGO CURTI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SECRETARIA GERAL DO MPAC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9579.620000000003" table:style-name="ce7">
            <text:p>39.579,62</text:p>
          </table:table-cell>
          <table:table-cell office:value-type="float" office:value="78322.100000000006" table:style-name="ce7">
            <text:p>78.322,1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5227.5200000000004" table:style-name="ce7">
            <text:p>5.227,52</text:p>
          </table:table-cell>
          <table:table-cell office:value-type="float" office:value="18431.78" table:style-name="ce7">
            <text:p>18.431,78</text:p>
          </table:table-cell>
          <table:table-cell office:value-type="float" office:value="59890.32" table:style-name="ce7">
            <text:p>59.890,32</text:p>
          </table:table-cell>
          <table:table-cell table:number-columns-repeated="16364"/>
        </table:table-row>
        <table:table-row table:style-name="ro6">
          <table:table-cell office:value-type="float" office:value="43911" table:style-name="ce5">
            <text:p>43911</text:p>
          </table:table-cell>
          <table:table-cell office:value-type="string" table:style-name="ce6">
            <text:p><text:span text:style-name="T5">RODRIGO FONTOURA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EPITACIO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37191" table:style-name="ce5">
            <text:p>37191</text:p>
          </table:table-cell>
          <table:table-cell office:value-type="string" table:style-name="ce6">
            <text:p><text:span text:style-name="T5">ROGERIO VOLTOLINI MUNO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684.46" table:style-name="ce7">
            <text:p>1.684,46</text:p>
          </table:table-cell>
          <table:table-cell office:value-type="float" office:value="20114.919999999998" table:style-name="ce7">
            <text:p>20.114,92</text:p>
          </table:table-cell>
          <table:table-cell office:value-type="float" office:value="55488.49" table:style-name="ce7">
            <text:p>55.488,49</text:p>
          </table:table-cell>
          <table:table-cell office:value-type="float" office:value="4716.47" table:style-name="ce7">
            <text:p>4.716,47</text:p>
          </table:table-cell>
          <table:table-cell office:value-type="float" office:value="7509.21" table:style-name="ce7">
            <text:p>7.509,21</text:p>
          </table:table-cell>
          <table:table-cell office:value-type="float" office:value="0" table:style-name="ce7">
            <text:p>0,00</text:p>
          </table:table-cell>
          <table:table-cell office:value-type="float" office:value="8379.39" table:style-name="ce7">
            <text:p>8.379,39</text:p>
          </table:table-cell>
          <table:table-cell office:value-type="float" office:value="20605.07" table:style-name="ce7">
            <text:p>20.605,07</text:p>
          </table:table-cell>
          <table:table-cell office:value-type="float" office:value="34883.42" table:style-name="ce7">
            <text:p>34.883,42</text:p>
          </table:table-cell>
          <table:table-cell table:number-columns-repeated="16364"/>
        </table:table-row>
        <table:table-row table:style-name="ro6">
          <table:table-cell office:value-type="float" office:value="16431" table:style-name="ce5">
            <text:p>16431</text:p>
          </table:table-cell>
          <table:table-cell office:value-type="string" table:style-name="ce6">
            <text:p><text:span text:style-name="T5">ROMEU CORDEIRO BARBOS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07.55" table:style-name="ce7">
            <text:p>6.407,55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292.05" table:style-name="ce7">
            <text:p>50.292,05</text:p>
          </table:table-cell>
          <table:table-cell office:value-type="float" office:value="4716.47" table:style-name="ce7">
            <text:p>4.716,47</text:p>
          </table:table-cell>
          <table:table-cell office:value-type="float" office:value="9732.69" table:style-name="ce7">
            <text:p>9.732,69</text:p>
          </table:table-cell>
          <table:table-cell office:value-type="float" office:value="0" table:style-name="ce7">
            <text:p>0,00</text:p>
          </table:table-cell>
          <table:table-cell office:value-type="float" office:value="4860.71" table:style-name="ce7">
            <text:p>4.860,71</text:p>
          </table:table-cell>
          <table:table-cell office:value-type="float" office:value="19309.87" table:style-name="ce7">
            <text:p>19.309,87</text:p>
          </table:table-cell>
          <table:table-cell office:value-type="float" office:value="30982.18" table:style-name="ce7">
            <text:p>30.982,18</text:p>
          </table:table-cell>
          <table:table-cell table:number-columns-repeated="16364"/>
        </table:table-row>
        <table:table-row table:style-name="ro6">
          <table:table-cell office:value-type="float" office:value="6801" table:style-name="ce5">
            <text:p>6801</text:p>
          </table:table-cell>
          <table:table-cell office:value-type="string" table:style-name="ce6">
            <text:p><text:span text:style-name="T5">SAMMY BARBOSA LOP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 GERAL ADJUNTA PARA ASSUNTOS JURIDICOS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7092.44" table:style-name="ce7">
            <text:p>7.092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873.99" table:style-name="ce7">
            <text:p>47.873,99</text:p>
          </table:table-cell>
          <table:table-cell office:value-type="float" office:value="90428.65" table:style-name="ce7">
            <text:p>90.428,65</text:p>
          </table:table-cell>
          <table:table-cell office:value-type="float" office:value="4964.71" table:style-name="ce7">
            <text:p>4.964,71</text:p>
          </table:table-cell>
          <table:table-cell office:value-type="float" office:value="8518.8700000000008" table:style-name="ce7">
            <text:p>8.518,87</text:p>
          </table:table-cell>
          <table:table-cell office:value-type="float" office:value="3261.34" table:style-name="ce7">
            <text:p>3.261,34</text:p>
          </table:table-cell>
          <table:table-cell office:value-type="float" office:value="4188.96" table:style-name="ce7">
            <text:p>4.188,96</text:p>
          </table:table-cell>
          <table:table-cell office:value-type="float" office:value="20933.88" table:style-name="ce7">
            <text:p>20.933,88</text:p>
          </table:table-cell>
          <table:table-cell office:value-type="float" office:value="69494.77" table:style-name="ce7">
            <text:p>69.494,77</text:p>
          </table:table-cell>
          <table:table-cell table:number-columns-repeated="16364"/>
        </table:table-row>
        <table:table-row table:style-name="ro6">
          <table:table-cell office:value-type="float" office:value="1161" table:style-name="ce5">
            <text:p>1161</text:p>
          </table:table-cell>
          <table:table-cell office:value-type="string" table:style-name="ce6">
            <text:p><text:span text:style-name="T5">SAMUEL MARTINS EVANGELIST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80000" table:style-name="ce7">
            <text:p>80.000,00</text:p>
          </table:table-cell>
          <table:table-cell office:value-type="float" office:value="0" table:style-name="ce7">
            <text:p>0,00</text:p>
          </table:table-cell>
          <table:table-cell office:value-type="float" office:value="80000" table:style-name="ce7">
            <text:p>80.000,00</text:p>
          </table:table-cell>
          <table:table-cell office:value-type="float" office:value="11200" table:style-name="ce7">
            <text:p>11.200,00</text:p>
          </table:table-cell>
          <table:table-cell office:value-type="float" office:value="11965.12" table:style-name="ce7">
            <text:p>11.965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165.119999999999" table:style-name="ce7">
            <text:p>23.165,12</text:p>
          </table:table-cell>
          <table:table-cell office:value-type="float" office:value="56834.879999999997" table:style-name="ce7">
            <text:p>56.834,88</text:p>
          </table:table-cell>
          <table:table-cell table:number-columns-repeated="16364"/>
        </table:table-row>
        <table:table-row table:style-name="ro6">
          <table:table-cell office:value-type="float" office:value="16511" table:style-name="ce5">
            <text:p>16511</text:p>
          </table:table-cell>
          <table:table-cell office:value-type="string" table:style-name="ce6">
            <text:p><text:span text:style-name="T5">SIBERMAN MADEIRA DE HOLAND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5850.81" table:style-name="ce7">
            <text:p>5.850,81</text:p>
          </table:table-cell>
          <table:table-cell office:value-type="float" office:value="18950.8" table:style-name="ce7">
            <text:p>18.950,80</text:p>
          </table:table-cell>
          <table:table-cell office:value-type="float" office:value="24933.7" table:style-name="ce7">
            <text:p>24.933,70</text:p>
          </table:table-cell>
          <table:table-cell table:number-columns-repeated="16364"/>
        </table:table-row>
        <table:table-row table:style-name="ro6">
          <table:table-cell office:value-type="float" office:value="16601" table:style-name="ce5">
            <text:p>16601</text:p>
          </table:table-cell>
          <table:table-cell office:value-type="string" table:style-name="ce6">
            <text:p><text:span text:style-name="T5">TALES FONSECA TRANI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21986.57" table:style-name="ce7">
            <text:p>21.986,57</text:p>
          </table:table-cell>
          <table:table-cell office:value-type="float" office:value="60729.05" table:style-name="ce7">
            <text:p>60.729,05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1153.43" table:style-name="ce7">
            <text:p>1.153,43</text:p>
          </table:table-cell>
          <table:table-cell office:value-type="float" office:value="14305.56" table:style-name="ce7">
            <text:p>14.305,56</text:p>
          </table:table-cell>
          <table:table-cell office:value-type="float" office:value="46423.49" table:style-name="ce7">
            <text:p>46.423,49</text:p>
          </table:table-cell>
          <table:table-cell table:number-columns-repeated="16364"/>
        </table:table-row>
        <table:table-row table:style-name="ro6">
          <table:table-cell office:value-type="float" office:value="43891" table:style-name="ce5">
            <text:p>43891</text:p>
          </table:table-cell>
          <table:table-cell office:value-type="string" table:style-name="ce6">
            <text:p><text:span text:style-name="T5">TEOTONIO RODRIGUES SOAR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409.09" table:style-name="ce7">
            <text:p>4.409,09</text:p>
          </table:table-cell>
          <table:table-cell office:value-type="float" office:value="17509.080000000002" table:style-name="ce7">
            <text:p>17.509,08</text:p>
          </table:table-cell>
          <table:table-cell office:value-type="float" office:value="26375.42" table:style-name="ce7">
            <text:p>26.375,42</text:p>
          </table:table-cell>
          <table:table-cell table:number-columns-repeated="16364"/>
        </table:table-row>
        <table:table-row table:style-name="ro6">
          <table:table-cell office:value-type="float" office:value="54751" table:style-name="ce5">
            <text:p>54751</text:p>
          </table:table-cell>
          <table:table-cell office:value-type="string" table:style-name="ce6">
            <text:p><text:span text:style-name="T5">THALLES FERREIRA COS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39458.370000000003" table:style-name="ce7">
            <text:p>39.458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400.35" table:style-name="ce7">
            <text:p>2.400,35</text:p>
          </table:table-cell>
          <table:table-cell office:value-type="float" office:value="21612.22" table:style-name="ce7">
            <text:p>21.612,22</text:p>
          </table:table-cell>
          <table:table-cell office:value-type="float" office:value="100528.96000000001" table:style-name="ce7">
            <text:p>100.528,96</text:p>
          </table:table-cell>
          <table:table-cell office:value-type="float" office:value="9432.94" table:style-name="ce7">
            <text:p>9.432,94</text:p>
          </table:table-cell>
          <table:table-cell office:value-type="float" office:value="17278.54" table:style-name="ce7">
            <text:p>17.278,54</text:p>
          </table:table-cell>
          <table:table-cell office:value-type="float" office:value="330.1" table:style-name="ce7">
            <text:p>330,10</text:p>
          </table:table-cell>
          <table:table-cell office:value-type="float" office:value="16204.44" table:style-name="ce7">
            <text:p>16.204,44</text:p>
          </table:table-cell>
          <table:table-cell office:value-type="float" office:value="43246.02" table:style-name="ce7">
            <text:p>43.246,02</text:p>
          </table:table-cell>
          <table:table-cell office:value-type="float" office:value="57282.94" table:style-name="ce7">
            <text:p>57.282,94</text:p>
          </table:table-cell>
          <table:table-cell table:number-columns-repeated="16364"/>
        </table:table-row>
        <table:table-row table:style-name="ro6">
          <table:table-cell office:value-type="float" office:value="56191" table:style-name="ce5">
            <text:p>56191</text:p>
          </table:table-cell>
          <table:table-cell office:value-type="string" table:style-name="ce6">
            <text:p><text:span text:style-name="T5">THIAGO MARQUES SALOMA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RIMINAL DE XAPU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23470.080000000002" table:style-name="ce7">
            <text:p>23.470,08</text:p>
          </table:table-cell>
          <table:table-cell office:value-type="float" office:value="0" table:style-name="ce7">
            <text:p>0,00</text:p>
          </table:table-cell>
          <table:table-cell office:value-type="float" office:value="693.4" table:style-name="ce7">
            <text:p>693,40</text:p>
          </table:table-cell>
          <table:table-cell office:value-type="float" office:value="4973.58" table:style-name="ce7">
            <text:p>4.973,58</text:p>
          </table:table-cell>
          <table:table-cell office:value-type="float" office:value="64342.18" table:style-name="ce7">
            <text:p>64.342,18</text:p>
          </table:table-cell>
          <table:table-cell office:value-type="float" office:value="4577.7299999999996" table:style-name="ce7">
            <text:p>4.577,73</text:p>
          </table:table-cell>
          <table:table-cell office:value-type="float" office:value="13120.22" table:style-name="ce7">
            <text:p>13.120,22</text:p>
          </table:table-cell>
          <table:table-cell office:value-type="float" office:value="0" table:style-name="ce7">
            <text:p>0,00</text:p>
          </table:table-cell>
          <table:table-cell office:value-type="float" office:value="3980.54" table:style-name="ce7">
            <text:p>3.980,54</text:p>
          </table:table-cell>
          <table:table-cell office:value-type="float" office:value="21678.49" table:style-name="ce7">
            <text:p>21.678,49</text:p>
          </table:table-cell>
          <table:table-cell office:value-type="float" office:value="42663.69" table:style-name="ce7">
            <text:p>42.663,69</text:p>
          </table:table-cell>
          <table:table-cell table:number-columns-repeated="16364"/>
        </table:table-row>
        <table:table-row table:style-name="ro6">
          <table:table-cell office:value-type="float" office:value="941" table:style-name="ce5">
            <text:p>941</text:p>
          </table:table-cell>
          <table:table-cell office:value-type="string" table:style-name="ce6">
            <text:p><text:span text:style-name="T5">UBIRAJARA BRAGA DE ALBUQUERQUE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1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37.5" table:style-name="ce7">
            <text:p>2.437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803.79" table:style-name="ce7">
            <text:p>28.803,79</text:p>
          </table:table-cell>
          <table:table-cell office:value-type="float" office:value="7377.96" table:style-name="ce7">
            <text:p>7.377,96</text:p>
          </table:table-cell>
          <table:table-cell office:value-type="float" office:value="14800" table:style-name="ce7">
            <text:p>14.80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94200.8" table:style-name="ce7">
            <text:p>94.200,80</text:p>
          </table:table-cell>
          <table:table-cell office:value-type="float" office:value="7377.96" table:style-name="ce7">
            <text:p>7.377,96</text:p>
          </table:table-cell>
          <table:table-cell office:value-type="float" office:value="16378.65" table:style-name="ce7">
            <text:p>16.378,65</text:p>
          </table:table-cell>
          <table:table-cell office:value-type="float" office:value="0" table:style-name="ce7">
            <text:p>0,00</text:p>
          </table:table-cell>
          <table:table-cell office:value-type="float" office:value="21280.84" table:style-name="ce7">
            <text:p>21.280,84</text:p>
          </table:table-cell>
          <table:table-cell office:value-type="float" office:value="45037.45" table:style-name="ce7">
            <text:p>45.037,45</text:p>
          </table:table-cell>
          <table:table-cell office:value-type="float" office:value="49163.35" table:style-name="ce7">
            <text:p>49.163,35</text:p>
          </table:table-cell>
          <table:table-cell table:number-columns-repeated="16364"/>
        </table:table-row>
        <table:table-row table:style-name="ro6">
          <table:table-cell office:value-type="float" office:value="56271" table:style-name="ce5">
            <text:p>56271</text:p>
          </table:table-cell>
          <table:table-cell office:value-type="string" table:style-name="ce6">
            <text:p><text:span text:style-name="T5">VANDERLEI BATISTA CERQUEI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UMULATIVA DE ACRE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11735.04" table:style-name="ce7">
            <text:p>11.735,04</text:p>
          </table:table-cell>
          <table:table-cell office:value-type="float" office:value="0" table:style-name="ce7">
            <text:p>0,00</text:p>
          </table:table-cell>
          <table:table-cell office:value-type="float" office:value="762.58" table:style-name="ce7">
            <text:p>762,58</text:p>
          </table:table-cell>
          <table:table-cell office:value-type="float" office:value="4973.58" table:style-name="ce7">
            <text:p>4.973,58</text:p>
          </table:table-cell>
          <table:table-cell office:value-type="float" office:value="52676.32" table:style-name="ce7">
            <text:p>52.676,32</text:p>
          </table:table-cell>
          <table:table-cell office:value-type="float" office:value="4577.7299999999996" table:style-name="ce7">
            <text:p>4.577,73</text:p>
          </table:table-cell>
          <table:table-cell office:value-type="float" office:value="9805.82" table:style-name="ce7">
            <text:p>9.805,82</text:p>
          </table:table-cell>
          <table:table-cell office:value-type="float" office:value="0" table:style-name="ce7">
            <text:p>0,00</text:p>
          </table:table-cell>
          <table:table-cell office:value-type="float" office:value="3980.54" table:style-name="ce7">
            <text:p>3.980,54</text:p>
          </table:table-cell>
          <table:table-cell office:value-type="float" office:value="18364.09" table:style-name="ce7">
            <text:p>18.364,09</text:p>
          </table:table-cell>
          <table:table-cell office:value-type="float" office:value="34312.230000000003" table:style-name="ce7">
            <text:p>34.312,23</text:p>
          </table:table-cell>
          <table:table-cell table:number-columns-repeated="16364"/>
        </table:table-row>
        <table:table-row table:style-name="ro6">
          <table:table-cell office:value-type="float" office:value="43871" table:style-name="ce5">
            <text:p>43871</text:p>
          </table:table-cell>
          <table:table-cell office:value-type="string" table:style-name="ce6">
            <text:p><text:span text:style-name="T5">VANESSA DE MACEDO MUNI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EXEC MEDIDAS SOCIOEDUCATIVAS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360.82" table:style-name="ce7">
            <text:p>22.360,82</text:p>
          </table:table-cell>
          <table:table-cell office:value-type="float" office:value="61103.3" table:style-name="ce7">
            <text:p>61.103,3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224.25" table:style-name="ce7">
            <text:p>4.224,25</text:p>
          </table:table-cell>
          <table:table-cell office:value-type="float" office:value="17324.240000000002" table:style-name="ce7">
            <text:p>17.324,24</text:p>
          </table:table-cell>
          <table:table-cell office:value-type="float" office:value="43779.06" table:style-name="ce7">
            <text:p>43.779,06</text:p>
          </table:table-cell>
          <table:table-cell table:number-columns-repeated="16364"/>
        </table:table-row>
        <table:table-row table:style-name="ro6">
          <table:table-cell office:value-type="float" office:value="36701" table:style-name="ce5">
            <text:p>36701</text:p>
          </table:table-cell>
          <table:table-cell office:value-type="string" table:style-name="ce6">
            <text:p><text:span text:style-name="T5">VINICIUS MENANDRO EVANGELISTA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DEFESA DA PESSOA IDOS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5462.97" table:style-name="ce7">
            <text:p>5.462,97</text:p>
          </table:table-cell>
          <table:table-cell office:value-type="float" office:value="0" table:style-name="ce7">
            <text:p>0,00</text:p>
          </table:table-cell>
          <table:table-cell office:value-type="float" office:value="18937.45" table:style-name="ce7">
            <text:p>18.937,45</text:p>
          </table:table-cell>
          <table:table-cell office:value-type="float" office:value="29116.89" table:style-name="ce7">
            <text:p>29.116,89</text:p>
          </table:table-cell>
          <table:table-cell office:value-type="float" office:value="9714.24" table:style-name="ce7">
            <text:p>9.714,24</text:p>
          </table:table-cell>
          <table:table-cell table:number-columns-repeated="16364"/>
        </table:table-row>
        <table:table-row table:style-name="ro6">
          <table:table-cell office:value-type="float" office:value="13411" table:style-name="ce5">
            <text:p>13411</text:p>
          </table:table-cell>
          <table:table-cell office:value-type="string" table:style-name="ce6">
            <text:p><text:span text:style-name="T5">WALDIRENE OLIVEIRA DA CRUZ LIMA CORDEIRO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2072" table:style-name="ce7">
            <text:p>2.072,00</text:p>
          </table:table-cell>
          <table:table-cell office:value-type="float" office:value="2630.84" table:style-name="ce7">
            <text:p>2.630,8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02.84" table:style-name="ce7">
            <text:p>4.702,84</text:p>
          </table:table-cell>
          <table:table-cell office:value-type="float" office:value="10097.16" table:style-name="ce7">
            <text:p>10.097,16</text:p>
          </table:table-cell>
          <table:table-cell table:number-columns-repeated="16364"/>
        </table:table-row>
        <table:table-row table:style-name="ro6">
          <table:table-cell office:value-type="float" office:value="43672" table:style-name="ce5">
            <text:p>43672</text:p>
          </table:table-cell>
          <table:table-cell office:value-type="string" table:style-name="ce6">
            <text:p><text:span text:style-name="T5">WALTER TEIXEIR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7016.54" table:style-name="ce7">
            <text:p>27.016,54</text:p>
          </table:table-cell>
          <table:table-cell table:number-columns-repeated="16364"/>
        </table:table-row>
        <table:table-row table:style-name="ro6">
          <table:table-cell office:value-type="float" office:value="43791" table:style-name="ce5">
            <text:p>43791</text:p>
          </table:table-cell>
          <table:table-cell office:value-type="string" table:style-name="ce6">
            <text:p><text:span text:style-name="T5">WASHINGTON NILTON MEDEIROS MOR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279.24" table:style-name="ce7">
            <text:p>8.279,24</text:p>
          </table:table-cell>
          <table:table-cell office:value-type="float" office:value="0" table:style-name="ce7">
            <text:p>0,00</text:p>
          </table:table-cell>
          <table:table-cell office:value-type="float" office:value="4508.57" table:style-name="ce7">
            <text:p>4.508,57</text:p>
          </table:table-cell>
          <table:table-cell office:value-type="float" office:value="17504.28" table:style-name="ce7">
            <text:p>17.504,28</text:p>
          </table:table-cell>
          <table:table-cell office:value-type="float" office:value="26380.22" table:style-name="ce7">
            <text:p>26.380,22</text:p>
          </table:table-cell>
          <table:table-cell table:number-columns-repeated="16364"/>
        </table:table-row>
        <table:table-row table:style-name="ro6">
          <table:table-cell office:value-type="float" office:value="43901" table:style-name="ce5">
            <text:p>43901</text:p>
          </table:table-cell>
          <table:table-cell office:value-type="string" table:style-name="ce6">
            <text:p><text:span text:style-name="T5">WENDY TAKAO HAM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7">
          <table:table-cell office:value-type="string" table:style-name="ce3">
            <text:p><text:span text:style-name="T4">Total Geral</text:span></text:p>
          </table:table-cell>
          <table:table-cell office:value-type="float" office:value="83" table:style-name="ce8">
            <text:p>83</text:p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float" office:value="2696706.8200000003" table:formula="of:=SUM([.F7:.F89])" table:style-name="ce10">
            <text:p>2.696.706,82</text:p>
          </table:table-cell>
          <table:table-cell office:value-type="float" office:value="6849.6" table:formula="of:=SUM([.G7:.G89])" table:style-name="ce10">
            <text:p>6.849,60</text:p>
          </table:table-cell>
          <table:table-cell office:value-type="float" office:value="198836.29999999996" table:formula="of:=SUM([.H7:.H89])" table:style-name="ce10">
            <text:p>198.836,30</text:p>
          </table:table-cell>
          <table:table-cell office:value-type="float" office:value="39458.370000000003" table:formula="of:=SUM([.I7:.I89])" table:style-name="ce10">
            <text:p>39.458,37</text:p>
          </table:table-cell>
          <table:table-cell office:value-type="float" office:value="243489.92000000004" table:formula="of:=SUM([.J7:.J89])" table:style-name="ce10">
            <text:p>243.489,92</text:p>
          </table:table-cell>
          <table:table-cell office:value-type="float" office:value="69025.62999999999" table:formula="of:=SUM([.K7:.K89])" table:style-name="ce10">
            <text:p>69.025,63</text:p>
          </table:table-cell>
          <table:table-cell office:value-type="float" office:value="238044.66" table:formula="of:=SUM([.L7:.L89])" table:style-name="ce10">
            <text:p>238.044,66</text:p>
          </table:table-cell>
          <table:table-cell office:value-type="float" office:value="1196827.9300000009" table:formula="of:=SUM([.M7:.M89])" table:style-name="ce10">
            <text:p>1.196.827,93</text:p>
          </table:table-cell>
          <table:table-cell office:value-type="float" office:value="4689239.2299999995" table:formula="of:=SUM([.N7:.N89])" table:style-name="ce10">
            <text:p>4.689.239,23</text:p>
          </table:table-cell>
          <table:table-cell office:value-type="float" office:value="404339.64999999956" table:formula="of:=SUM([.O7:.O89])" table:style-name="ce10">
            <text:p>404.339,65</text:p>
          </table:table-cell>
          <table:table-cell office:value-type="float" office:value="724238.65999999992" table:formula="of:=SUM([.P7:.P89])" table:style-name="ce10">
            <text:p>724.238,66</text:p>
          </table:table-cell>
          <table:table-cell office:value-type="float" office:value="33160.239999999998" table:formula="of:=SUM([.Q7:.Q89])" table:style-name="ce10">
            <text:p>33.160,24</text:p>
          </table:table-cell>
          <table:table-cell office:value-type="float" office:value="613475.18000000005" table:formula="of:=SUM([.R7:.R89])" table:style-name="ce10">
            <text:p>613.475,18</text:p>
          </table:table-cell>
          <table:table-cell office:value-type="float" office:value="1775213.7300000009" table:formula="of:=SUM([.S7:.S89])" table:style-name="ce10">
            <text:p>1.775.213,73</text:p>
          </table:table-cell>
          <table:table-cell office:value-type="float" office:value="2914025.5000000005" table:formula="of:=SUM([.T7:.T89])" table:style-name="ce10">
            <text:p>2.914.025,50</text:p>
          </table:table-cell>
          <table:table-cell table:number-columns-repeated="16364"/>
        </table:table-row>
        <table:table-row table:style-name="ro8">
          <table:table-cell office:value-type="string" table:style-name="ce11">
            <text:p><text:span text:style-name="T3">Data da última atualização:</text:span></text:p>
          </table:table-cell>
          <table:table-cell office:value-type="string" table:number-columns-spanned="19" table:number-rows-spanned="1" table:style-name="ce23">
            <text:p><text:span text:style-name="T3">Julho de 2021</text:span>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25">
            <text:p><text:span text:style-name="T6">(1) Remuneração do cargo efetivo - Vencimento, GAMPU, V.P.I, Adicionais de Qualificação, G.A.E e G.A.S, além de outras desta natureza.</text:span></text:p>
            <text:p><text:span text:style-name="T6">(2) V.P.N.I., Adicional por tempo de serviço, quintos, décimos e vantagens decorrentes de sentença judicial ou extensão administrativa.</text:span></text:p>
            <text:p><text:span text:style-name="T6">(3) Rubricas que representam a retribuição paga pelo exercício de função (servidor efetivo) ou remuneração de cargo em comissão (servidor sem vínculo ou requisitado).</text:span></text:p>
            <text:p><text:span text:style-name="T6">(4) Parcelas da Gratificação Natalina (13º) pagas no mês corrente, ou no caso de vacância ou exoneração do servidor.</text:span></text:p>
            <text:p><text:span text:style-name="T6">(5) Adicional correspondente a 1/3 (um terço) da remuneração, pago ao servidor por ocasião das férias.</text:span></text:p>
            <text:p><text:span text:style-name="T6">(6)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text:p><text:span text:style-name="T6">(7) Valor total (somatório) das remunerações temporárias ou eventuais discriminadas na Tabela III.</text:span></text:p>
            <text:p><text:span text:style-name="T6">(8) Valor total (somatório) das verbas indenizatórias discriminadas na Tabela III.</text:span></text:p>
            <text:p><text:span text:style-name="T6">(9) Total dos rendimentos brutos pagos no mês.</text:span></text:p>
            <text:p><text:span text:style-name="T6">(10) Contribuição Previdenciária Oficial (Plano de Seguridade Social do Servidor Público e Regime Geral de Previdência Social).</text:span></text:p>
            <text:p><text:span text:style-name="T6">(11) Imposto de Renda Retido na Fonte.</text:span></text:p>
            <text:p><text:span text:style-name="T6">(12) Valor deduzido da remuneração básica bruta, quando esta ultrapassa o teto constitucional, nos termos da legislação correspondente.</text:span></text:p>
            <text:p><text:span text:style-name="T6">(13) Total dos descontos efetuados no mês.</text:span></text:p>
            <text:p><text:span text:style-name="T6">(14) Rendimento líquido após os descontos referidos nos itens anteriores.</text:span></text:p>
          </table:table-cell>
          <table:covered-table-cell table:number-columns-repeated="19"/>
          <table:table-cell table:number-columns-repeated="16364"/>
        </table:table-row>
        <table:table-row table:number-rows-repeated="1048484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/>
    <dc:creator/>
    <meta:creation-date>2022-01-20T17:09:56Z</meta:creation-date>
    <dc:date>2022-01-20T17:09:56Z</dc:date>
  </office:meta>
</office:document-meta>
</file>